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istic" table:style-name="ta1">
        <table:shapes>
          <draw:frame draw:z-index="0" draw:style-name="gr1" draw:text-style-name="P1" svg:width="1248.15pt" svg:height="636.24pt" svg:x="528.35pt" svg:y="3pt">
            <draw:object draw:notify-on-update-of-ranges="logistic.A1:logistic.A1 logistic.A2:logistic.A102 logistic.B1:logistic.B1 logistic.B2:logistic.B102 logistic.A1:logistic.A1 logistic.A2:logistic.A102 logistic.C1:logistic.C1 logistic.C2:logistic.C102 logistic.A1:logistic.A1 logistic.A2:logistic.A102 logistic.D1:logistic.D1 logistic.D2:logistic.D102 logistic.A1:logistic.A1 logistic.A2:logistic.A102 logistic.E1:logistic.E1 logistic.E2:logistic.E102 logistic.A1:logistic.A1 logistic.A2:logistic.A102 logistic.F1:logistic.F1 logistic.F2:logistic.F102 logistic.A1:logistic.A1 logistic.A2:logistic.A102 logistic.G1:logistic.G1 logistic.G2:logistic.G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k=6</text:p>
          </table:table-cell>
          <table:table-cell office:value-type="string" calcext:value-type="string">
            <text:p>k=12</text:p>
          </table:table-cell>
          <table:table-cell office:value-type="string" calcext:value-type="string">
            <text:p>k=18</text:p>
          </table:table-cell>
          <table:table-cell office:value-type="string" calcext:value-type="string">
            <text:p>k=24</text:p>
          </table:table-cell>
          <table:table-cell office:value-type="string" calcext:value-type="string">
            <text:p>k=30</text:p>
          </table:table-cell>
          <table:table-cell office:value-type="string" calcext:value-type="string">
            <text:p>k=36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307728596" calcext:value-type="float">
            <text:p>0.00307728596</text:p>
          </table:table-cell>
          <table:table-cell office:value-type="float" office:value="0.000315935441" calcext:value-type="float">
            <text:p>0.000315935441</text:p>
          </table:table-cell>
          <table:table-cell office:value-type="float" office:value="0.000024337964" calcext:value-type="float">
            <text:p>2.4337964E-05</text:p>
          </table:table-cell>
          <table:table-cell office:value-type="float" office:value="0.00000166661" calcext:value-type="float">
            <text:p>1.66661E-06</text:p>
          </table:table-cell>
          <table:table-cell office:value-type="float" office:value="0.000000107023" calcext:value-type="float">
            <text:p>1.07023E-07</text:p>
          </table:table-cell>
          <table:table-cell office:value-type="float" office:value="0.0000000066" calcext:value-type="float">
            <text:p>6.6E-0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06325221529" calcext:value-type="float">
            <text:p>0.006325221529</text:p>
          </table:table-cell>
          <table:table-cell office:value-type="float" office:value="0.000671912903" calcext:value-type="float">
            <text:p>0.000671912903</text:p>
          </table:table-cell>
          <table:table-cell office:value-type="float" office:value="0.00005347424" calcext:value-type="float">
            <text:p>5.347424E-05</text:p>
          </table:table-cell>
          <table:table-cell office:value-type="float" office:value="0.000003785278" calcext:value-type="float">
            <text:p>3.785278E-06</text:p>
          </table:table-cell>
          <table:table-cell office:value-type="float" office:value="0.000000251488" calcext:value-type="float">
            <text:p>2.51488E-07</text:p>
          </table:table-cell>
          <table:table-cell office:value-type="float" office:value="0.000000016059" calcext:value-type="float">
            <text:p>1.6059E-08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0975206035" calcext:value-type="float">
            <text:p>0.00975206035</text:p>
          </table:table-cell>
          <table:table-cell office:value-type="float" office:value="0.001072973181" calcext:value-type="float">
            <text:p>0.001072973181</text:p>
          </table:table-cell>
          <table:table-cell office:value-type="float" office:value="0.000088354462" calcext:value-type="float">
            <text:p>8.8354462E-05</text:p>
          </table:table-cell>
          <table:table-cell office:value-type="float" office:value="0.00000647862" calcext:value-type="float">
            <text:p>6.47862E-06</text:p>
          </table:table-cell>
          <table:table-cell office:value-type="float" office:value="0.000000446496" calcext:value-type="float">
            <text:p>4.46496E-07</text:p>
          </table:table-cell>
          <table:table-cell office:value-type="float" office:value="0.000000029617" calcext:value-type="float">
            <text:p>2.9617E-08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13366310712" calcext:value-type="float">
            <text:p>0.013366310712</text:p>
          </table:table-cell>
          <table:table-cell office:value-type="float" office:value="0.001524782417" calcext:value-type="float">
            <text:p>0.001524782417</text:p>
          </table:table-cell>
          <table:table-cell office:value-type="float" office:value="0.000130110469" calcext:value-type="float">
            <text:p>0.000130110469</text:p>
          </table:table-cell>
          <table:table-cell office:value-type="float" office:value="0.000009902507" calcext:value-type="float">
            <text:p>9.902507E-06</text:p>
          </table:table-cell>
          <table:table-cell office:value-type="float" office:value="0.000000709729" calcext:value-type="float">
            <text:p>7.09729E-07</text:p>
          </table:table-cell>
          <table:table-cell office:value-type="float" office:value="0.000000049051" calcext:value-type="float">
            <text:p>4.9051E-0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17176725268" calcext:value-type="float">
            <text:p>0.017176725268</text:p>
          </table:table-cell>
          <table:table-cell office:value-type="float" office:value="0.002033707187" calcext:value-type="float">
            <text:p>0.002033707187</text:p>
          </table:table-cell>
          <table:table-cell office:value-type="float" office:value="0.0001800969" calcext:value-type="float">
            <text:p>0.0001800969</text:p>
          </table:table-cell>
          <table:table-cell office:value-type="float" office:value="0.000014255088" calcext:value-type="float">
            <text:p>1.4255088E-05</text:p>
          </table:table-cell>
          <table:table-cell office:value-type="float" office:value="0.000001065056" calcext:value-type="float">
            <text:p>1.065056E-06</text:p>
          </table:table-cell>
          <table:table-cell office:value-type="float" office:value="0.000000076906" calcext:value-type="float">
            <text:p>7.6906E-08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21192287916" calcext:value-type="float">
            <text:p>0.021192287916</text:p>
          </table:table-cell>
          <table:table-cell office:value-type="float" office:value="0.002606897929" calcext:value-type="float">
            <text:p>0.002606897929</text:p>
          </table:table-cell>
          <table:table-cell office:value-type="float" office:value="0.000239934951" calcext:value-type="float">
            <text:p>0.000239934951</text:p>
          </table:table-cell>
          <table:table-cell office:value-type="float" office:value="0.000019788247" calcext:value-type="float">
            <text:p>1.9788247E-05</text:p>
          </table:table-cell>
          <table:table-cell office:value-type="float" office:value="0.000001544696" calcext:value-type="float">
            <text:p>1.544696E-06</text:p>
          </table:table-cell>
          <table:table-cell office:value-type="float" office:value="0.000000116831" calcext:value-type="float">
            <text:p>1.16831E-07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25422197549" calcext:value-type="float">
            <text:p>0.025422197549</text:p>
          </table:table-cell>
          <table:table-cell office:value-type="float" office:value="0.003252381448" calcext:value-type="float">
            <text:p>0.003252381448</text:p>
          </table:table-cell>
          <table:table-cell office:value-type="float" office:value="0.000311564685" calcext:value-type="float">
            <text:p>0.000311564685</text:p>
          </table:table-cell>
          <table:table-cell office:value-type="float" office:value="0.000026822183" calcext:value-type="float">
            <text:p>2.6822183E-05</text:p>
          </table:table-cell>
          <table:table-cell office:value-type="float" office:value="0.000002192143" calcext:value-type="float">
            <text:p>2.192143E-06</text:p>
          </table:table-cell>
          <table:table-cell office:value-type="float" office:value="0.000000174057" calcext:value-type="float">
            <text:p>1.74057E-07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29875848381" calcext:value-type="float">
            <text:p>0.029875848381</text:p>
          </table:table-cell>
          <table:table-cell office:value-type="float" office:value="0.003979163253" calcext:value-type="float">
            <text:p>0.003979163253</text:p>
          </table:table-cell>
          <table:table-cell office:value-type="float" office:value="0.000397307549" calcext:value-type="float">
            <text:p>0.000397307549</text:p>
          </table:table-cell>
          <table:table-cell office:value-type="float" office:value="0.000035763926" calcext:value-type="float">
            <text:p>3.5763926E-05</text:p>
          </table:table-cell>
          <table:table-cell office:value-type="float" office:value="0.000003066104" calcext:value-type="float">
            <text:p>3.066104E-06</text:p>
          </table:table-cell>
          <table:table-cell office:value-type="float" office:value="0.000000256081" calcext:value-type="float">
            <text:p>2.56081E-07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34562806554" calcext:value-type="float">
            <text:p>0.034562806554</text:p>
          </table:table-cell>
          <table:table-cell office:value-type="float" office:value="0.004797340469" calcext:value-type="float">
            <text:p>0.004797340469</text:p>
          </table:table-cell>
          <table:table-cell office:value-type="float" office:value="0.000499941054" calcext:value-type="float">
            <text:p>0.000499941054</text:p>
          </table:table-cell>
          <table:table-cell office:value-type="float" office:value="0.000047130877" calcext:value-type="float">
            <text:p>4.7130877E-05</text:p>
          </table:table-cell>
          <table:table-cell office:value-type="float" office:value="0.000004245824" calcext:value-type="float">
            <text:p>4.245824E-06</text:p>
          </table:table-cell>
          <table:table-cell office:value-type="float" office:value="0.000000373648" calcext:value-type="float">
            <text:p>3.73648E-0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39492782726" calcext:value-type="float">
            <text:p>0.039492782726</text:p>
          </table:table-cell>
          <table:table-cell office:value-type="float" office:value="0.005718226033" calcext:value-type="float">
            <text:p>0.005718226033</text:p>
          </table:table-cell>
          <table:table-cell office:value-type="float" office:value="0.000622787955" calcext:value-type="float">
            <text:p>0.000622787955</text:p>
          </table:table-cell>
          <table:table-cell office:value-type="float" office:value="0.000061580732" calcext:value-type="float">
            <text:p>6.1580732E-05</text:p>
          </table:table-cell>
          <table:table-cell office:value-type="float" office:value="0.000005838276" calcext:value-type="float">
            <text:p>5.838276E-06</text:p>
          </table:table-cell>
          <table:table-cell office:value-type="float" office:value="0.00000054216" calcext:value-type="float">
            <text:p>5.4216E-07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44675600366" calcext:value-type="float">
            <text:p>0.044675600366</text:p>
          </table:table-cell>
          <table:table-cell office:value-type="float" office:value="0.006754484802" calcext:value-type="float">
            <text:p>0.006754484802</text:p>
          </table:table-cell>
          <table:table-cell office:value-type="float" office:value="0.00076982269" calcext:value-type="float">
            <text:p>0.00076982269</text:p>
          </table:table-cell>
          <table:table-cell office:value-type="float" office:value="0.000079949494" calcext:value-type="float">
            <text:p>7.9949494E-05</text:p>
          </table:table-cell>
          <table:table-cell office:value-type="float" office:value="0.000007987853" calcext:value-type="float">
            <text:p>7.987853E-06</text:p>
          </table:table-cell>
          <table:table-cell office:value-type="float" office:value="0.000000783693" calcext:value-type="float">
            <text:p>7.83693E-07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50121159442" calcext:value-type="float">
            <text:p>0.050121159442</text:p>
          </table:table-cell>
          <table:table-cell office:value-type="float" office:value="0.00792028212" calcext:value-type="float">
            <text:p>0.00792028212</text:p>
          </table:table-cell>
          <table:table-cell office:value-type="float" office:value="0.000945798339" calcext:value-type="float">
            <text:p>0.000945798339</text:p>
          </table:table-cell>
          <table:table-cell office:value-type="float" office:value="0.000103299793" calcext:value-type="float">
            <text:p>0.000103299793</text:p>
          </table:table-cell>
          <table:table-cell office:value-type="float" office:value="0.000010889464" calcext:value-type="float">
            <text:p>1.0889464E-05</text:p>
          </table:table-cell>
          <table:table-cell office:value-type="float" office:value="0.00000112989" calcext:value-type="float">
            <text:p>1.12989E-06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55839395277" calcext:value-type="float">
            <text:p>0.055839395277</text:p>
          </table:table-cell>
          <table:table-cell office:value-type="float" office:value="0.009231445168" calcext:value-type="float">
            <text:p>0.009231445168</text:p>
          </table:table-cell>
          <table:table-cell office:value-type="float" office:value="0.001156397945" calcext:value-type="float">
            <text:p>0.001156397945</text:p>
          </table:table-cell>
          <table:table-cell office:value-type="float" office:value="0.000132982267" calcext:value-type="float">
            <text:p>0.000132982267</text:p>
          </table:table-cell>
          <table:table-cell office:value-type="float" office:value="0.000014806202" calcext:value-type="float">
            <text:p>1.4806202E-05</text:p>
          </table:table-cell>
          <table:table-cell office:value-type="float" office:value="0.000001626103" calcext:value-type="float">
            <text:p>1.626103E-06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6184023231" calcext:value-type="float">
            <text:p>0.06184023231</text:p>
          </table:table-cell>
          <table:table-cell office:value-type="float" office:value="0.010705637193" calcext:value-type="float">
            <text:p>0.010705637193</text:p>
          </table:table-cell>
          <table:table-cell office:value-type="float" office:value="0.001408414712" calcext:value-type="float">
            <text:p>0.001408414712</text:p>
          </table:table-cell>
          <table:table-cell office:value-type="float" office:value="0.000170713542" calcext:value-type="float">
            <text:p>0.000170713542</text:p>
          </table:table-cell>
          <table:table-cell office:value-type="float" office:value="0.000020093197" calcext:value-type="float">
            <text:p>2.0093197E-05</text:p>
          </table:table-cell>
          <table:table-cell office:value-type="float" office:value="0.00000233734" calcext:value-type="float">
            <text:p>2.33734E-06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68133532567" calcext:value-type="float">
            <text:p>0.068133532567</text:p>
          </table:table-cell>
          <table:table-cell office:value-type="float" office:value="0.012362544364" calcext:value-type="float">
            <text:p>0.012362544364</text:p>
          </table:table-cell>
          <table:table-cell office:value-type="float" office:value="0.001709966368" calcext:value-type="float">
            <text:p>0.001709966368</text:p>
          </table:table-cell>
          <table:table-cell office:value-type="float" office:value="0.000218675283" calcext:value-type="float">
            <text:p>0.000218675283</text:p>
          </table:table-cell>
          <table:table-cell office:value-type="float" office:value="0.000027229806" calcext:value-type="float">
            <text:p>2.7229806E-05</text:p>
          </table:table-cell>
          <table:table-cell office:value-type="float" office:value="0.000003356774" calcext:value-type="float">
            <text:p>3.356774E-06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74729038691" calcext:value-type="float">
            <text:p>0.074729038691</text:p>
          </table:table-cell>
          <table:table-cell office:value-type="float" office:value="0.014224074503" calcext:value-type="float">
            <text:p>0.014224074503</text:p>
          </table:table-cell>
          <table:table-cell office:value-type="float" office:value="0.002070749819" calcext:value-type="float">
            <text:p>0.002070749819</text:p>
          </table:table-cell>
          <table:table-cell office:value-type="float" office:value="0.000279639963" calcext:value-type="float">
            <text:p>0.000279639963</text:p>
          </table:table-cell>
          <table:table-cell office:value-type="float" office:value="0.000036863057" calcext:value-type="float">
            <text:p>3.6863057E-05</text:p>
          </table:table-cell>
          <table:table-cell office:value-type="float" office:value="0.000004817955" calcext:value-type="float">
            <text:p>4.817955E-06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81636311418" calcext:value-type="float">
            <text:p>0.081636311418</text:p>
          </table:table-cell>
          <table:table-cell office:value-type="float" office:value="0.016314566347" calcext:value-type="float">
            <text:p>0.016314566347</text:p>
          </table:table-cell>
          <table:table-cell office:value-type="float" office:value="0.002502343232" calcext:value-type="float">
            <text:p>0.002502343232</text:p>
          </table:table-cell>
          <table:table-cell office:value-type="float" office:value="0.000357130527" calcext:value-type="float">
            <text:p>0.000357130527</text:p>
          </table:table-cell>
          <table:table-cell office:value-type="float" office:value="0.000049866293" calcext:value-type="float">
            <text:p>4.9866293E-05</text:p>
          </table:table-cell>
          <table:table-cell office:value-type="float" office:value="0.000006912302" calcext:value-type="float">
            <text:p>6.912302E-06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88864661471" calcext:value-type="float">
            <text:p>0.088864661471</text:p>
          </table:table-cell>
          <table:table-cell office:value-type="float" office:value="0.018661007141" calcext:value-type="float">
            <text:p>0.018661007141</text:p>
          </table:table-cell>
          <table:table-cell office:value-type="float" office:value="0.003018563658" calcext:value-type="float">
            <text:p>0.003018563658</text:p>
          </table:table-cell>
          <table:table-cell office:value-type="float" office:value="0.000455623001" calcext:value-type="float">
            <text:p>0.000455623001</text:p>
          </table:table-cell>
          <table:table-cell office:value-type="float" office:value="0.000067418289" calcext:value-type="float">
            <text:p>6.7418289E-05</text:p>
          </table:table-cell>
          <table:table-cell office:value-type="float" office:value="0.000009914176" calcext:value-type="float">
            <text:p>9.914176E-06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96423075914" calcext:value-type="float">
            <text:p>0.096423075914</text:p>
          </table:table-cell>
          <table:table-cell office:value-type="float" office:value="0.021293255392" calcext:value-type="float">
            <text:p>0.021293255392</text:p>
          </table:table-cell>
          <table:table-cell office:value-type="float" office:value="0.003635889481" calcext:value-type="float">
            <text:p>0.003635889481</text:p>
          </table:table-cell>
          <table:table-cell office:value-type="float" office:value="0.000580803459" calcext:value-type="float">
            <text:p>0.000580803459</text:p>
          </table:table-cell>
          <table:table-cell office:value-type="float" office:value="0.000091110027" calcext:value-type="float">
            <text:p>9.1110027E-05</text:p>
          </table:table-cell>
          <table:table-cell office:value-type="float" office:value="0.000014216818" calcext:value-type="float">
            <text:p>1.4216818E-0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04320139096" calcext:value-type="float">
            <text:p>0.104320139096</text:p>
          </table:table-cell>
          <table:table-cell office:value-type="float" office:value="0.024244264279" calcext:value-type="float">
            <text:p>0.024244264279</text:p>
          </table:table-cell>
          <table:table-cell office:value-type="float" office:value="0.00437395803" calcext:value-type="float">
            <text:p>0.00437395803</text:p>
          </table:table-cell>
          <table:table-cell office:value-type="float" office:value="0.000739893751" calcext:value-type="float">
            <text:p>0.000739893751</text:p>
          </table:table-cell>
          <table:table-cell office:value-type="float" office:value="0.000123088749" calcext:value-type="float">
            <text:p>0.000123088749</text:p>
          </table:table-cell>
          <table:table-cell office:value-type="float" office:value="0.000020383858" calcext:value-type="float">
            <text:p>2.0383858E-05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112563948439" calcext:value-type="float">
            <text:p>0.112563948439</text:p>
          </table:table-cell>
          <table:table-cell office:value-type="float" office:value="0.027550299665" calcext:value-type="float">
            <text:p>0.027550299665</text:p>
          </table:table-cell>
          <table:table-cell office:value-type="float" office:value="0.005256149759" calcext:value-type="float">
            <text:p>0.005256149759</text:p>
          </table:table-cell>
          <table:table-cell office:value-type="float" office:value="0.000942064046" calcext:value-type="float">
            <text:p>0.000942064046</text:p>
          </table:table-cell>
          <table:table-cell office:value-type="float" office:value="0.000166252264" calcext:value-type="float">
            <text:p>0.000166252264</text:p>
          </table:table-cell>
          <table:table-cell office:value-type="float" office:value="0.000029223124" calcext:value-type="float">
            <text:p>2.9223124E-05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12116202541" calcext:value-type="float">
            <text:p>0.12116202541</text:p>
          </table:table-cell>
          <table:table-cell office:value-type="float" office:value="0.031251144733" calcext:value-type="float">
            <text:p>0.031251144733</text:p>
          </table:table-cell>
          <table:table-cell office:value-type="float" office:value="0.006310271197" calcext:value-type="float">
            <text:p>0.006310271197</text:p>
          </table:table-cell>
          <table:table-cell office:value-type="float" office:value="0.001198954792" calcext:value-type="float">
            <text:p>0.001198954792</text:p>
          </table:table-cell>
          <table:table-cell office:value-type="float" office:value="0.000224511005" calcext:value-type="float">
            <text:p>0.000224511005</text:p>
          </table:table-cell>
          <table:table-cell office:value-type="float" office:value="0.000041892432" calcext:value-type="float">
            <text:p>4.1892432E-05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130121222174" calcext:value-type="float">
            <text:p>0.130121222174</text:p>
          </table:table-cell>
          <table:table-cell office:value-type="float" office:value="0.035390281009" calcext:value-type="float">
            <text:p>0.035390281009</text:p>
          </table:table-cell>
          <table:table-cell office:value-type="float" office:value="0.007569349339" calcext:value-type="float">
            <text:p>0.007569349339</text:p>
          </table:table-cell>
          <table:table-cell office:value-type="float" office:value="0.001525336276" calcext:value-type="float">
            <text:p>0.001525336276</text:p>
          </table:table-cell>
          <table:table-cell office:value-type="float" office:value="0.000303141313" calcext:value-type="float">
            <text:p>0.000303141313</text:p>
          </table:table-cell>
          <table:table-cell office:value-type="float" office:value="0.000060051164" calcext:value-type="float">
            <text:p>6.0051164E-0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139447624556" calcext:value-type="float">
            <text:p>0.139447624556</text:p>
          </table:table-cell>
          <table:table-cell office:value-type="float" office:value="0.040015032879" calcext:value-type="float">
            <text:p>0.040015032879</text:p>
          </table:table-cell>
          <table:table-cell office:value-type="float" office:value="0.009072549798" calcext:value-type="float">
            <text:p>0.009072549798</text:p>
          </table:table-cell>
          <table:table-cell office:value-type="float" office:value="0.001939940649" calcext:value-type="float">
            <text:p>0.001939940649</text:p>
          </table:table-cell>
          <table:table-cell office:value-type="float" office:value="0.000409261513" calcext:value-type="float">
            <text:p>0.000409261513</text:p>
          </table:table-cell>
          <table:table-cell office:value-type="float" office:value="0.000086077459" calcext:value-type="float">
            <text:p>8.6077459E-0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4914645207" calcext:value-type="float">
            <text:p>0.14914645207</text:p>
          </table:table-cell>
          <table:table-cell office:value-type="float" office:value="0.045176659731" calcext:value-type="float">
            <text:p>0.045176659731</text:p>
          </table:table-cell>
          <table:table-cell office:value-type="float" office:value="0.010866229722" calcext:value-type="float">
            <text:p>0.010866229722</text:p>
          </table:table-cell>
          <table:table-cell office:value-type="float" office:value="0.002466509291" calcext:value-type="float">
            <text:p>0.002466509291</text:p>
          </table:table-cell>
          <table:table-cell office:value-type="float" office:value="0.000552473073" calcext:value-type="float">
            <text:p>0.000552473073</text:p>
          </table:table-cell>
          <table:table-cell office:value-type="float" office:value="0.00012337935" calcext:value-type="float">
            <text:p>0.0001233793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159221955965" calcext:value-type="float">
            <text:p>0.159221955965</text:p>
          </table:table-cell>
          <table:table-cell office:value-type="float" office:value="0.050930376498" calcext:value-type="float">
            <text:p>0.050930376498</text:p>
          </table:table-cell>
          <table:table-cell office:value-type="float" office:value="0.013005133287" calcext:value-type="float">
            <text:p>0.013005133287</text:p>
          </table:table-cell>
          <table:table-cell office:value-type="float" office:value="0.003135107636" calcext:value-type="float">
            <text:p>0.003135107636</text:p>
          </table:table-cell>
          <table:table-cell office:value-type="float" office:value="0.000745723388" calcext:value-type="float">
            <text:p>0.000745723388</text:p>
          </table:table-cell>
          <table:table-cell office:value-type="float" office:value="0.000176840394" calcext:value-type="float">
            <text:p>0.000176840394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169677316345" calcext:value-type="float">
            <text:p>0.169677316345</text:p>
          </table:table-cell>
          <table:table-cell office:value-type="float" office:value="0.057335279901" calcext:value-type="float">
            <text:p>0.057335279901</text:p>
          </table:table-cell>
          <table:table-cell office:value-type="float" office:value="0.015553731982" calcext:value-type="float">
            <text:p>0.015553731982</text:p>
          </table:table-cell>
          <table:table-cell office:value-type="float" office:value="0.003983769928" calcext:value-type="float">
            <text:p>0.003983769928</text:p>
          </table:table-cell>
          <table:table-cell office:value-type="float" office:value="0.001006465534" calcext:value-type="float">
            <text:p>0.001006465534</text:p>
          </table:table-cell>
          <table:table-cell office:value-type="float" office:value="0.000253457713" calcext:value-type="float">
            <text:p>0.000253457713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180514539626" calcext:value-type="float">
            <text:p>0.180514539626</text:p>
          </table:table-cell>
          <table:table-cell office:value-type="float" office:value="0.064454154086" calcext:value-type="float">
            <text:p>0.064454154086</text:p>
          </table:table-cell>
          <table:table-cell office:value-type="float" office:value="0.018587702622" calcext:value-type="float">
            <text:p>0.018587702622</text:p>
          </table:table-cell>
          <table:table-cell office:value-type="float" office:value="0.005060547345" calcext:value-type="float">
            <text:p>0.005060547345</text:p>
          </table:table-cell>
          <table:table-cell office:value-type="float" office:value="0.001358214879" calcext:value-type="float">
            <text:p>0.001358214879</text:p>
          </table:table-cell>
          <table:table-cell office:value-type="float" office:value="0.000363255094" calcext:value-type="float">
            <text:p>0.000363255094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191734357707" calcext:value-type="float">
            <text:p>0.191734357707</text:p>
          </table:table-cell>
          <table:table-cell office:value-type="float" office:value="0.072353126039" calcext:value-type="float">
            <text:p>0.072353126039</text:p>
          </table:table-cell>
          <table:table-cell office:value-type="float" office:value="0.022195521737" calcext:value-type="float">
            <text:p>0.022195521737</text:p>
          </table:table-cell>
          <table:table-cell office:value-type="float" office:value="0.006426043258" calcext:value-type="float">
            <text:p>0.006426043258</text:p>
          </table:table-cell>
          <table:table-cell office:value-type="float" office:value="0.001832634161" calcext:value-type="float">
            <text:p>0.001832634161</text:p>
          </table:table-cell>
          <table:table-cell office:value-type="float" office:value="0.00052058886" calcext:value-type="float">
            <text:p>0.0005205888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203336130388" calcext:value-type="float">
            <text:p>0.203336130388</text:p>
          </table:table-cell>
          <table:table-cell office:value-type="float" office:value="0.081101138443" calcext:value-type="float">
            <text:p>0.081101138443</text:p>
          </table:table-cell>
          <table:table-cell office:value-type="float" office:value="0.026480134011" calcext:value-type="float">
            <text:p>0.026480134011</text:p>
          </table:table-cell>
          <table:table-cell office:value-type="float" office:value="0.008156527209" calcext:value-type="float">
            <text:p>0.008156527209</text:p>
          </table:table-cell>
          <table:table-cell office:value-type="float" office:value="0.002472318767" calcext:value-type="float">
            <text:p>0.002472318767</text:p>
          </table:table-cell>
          <table:table-cell office:value-type="float" office:value="0.000746013627" calcext:value-type="float">
            <text:p>0.000746013627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215317752682" calcext:value-type="float">
            <text:p>0.215317752682</text:p>
          </table:table-cell>
          <table:table-cell office:value-type="float" office:value="0.090769206042" calcext:value-type="float">
            <text:p>0.090769206042</text:p>
          </table:table-cell>
          <table:table-cell office:value-type="float" office:value="0.031560622622" calcext:value-type="float">
            <text:p>0.031560622622</text:p>
          </table:table-cell>
          <table:table-cell office:value-type="float" office:value="0.010347720513" calcext:value-type="float">
            <text:p>0.010347720513</text:p>
          </table:table-cell>
          <table:table-cell office:value-type="float" office:value="0.003334503445" calcext:value-type="float">
            <text:p>0.003334503445</text:p>
          </table:table-cell>
          <table:table-cell office:value-type="float" office:value="0.001068944305" calcext:value-type="float">
            <text:p>0.00106894430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227675568787" calcext:value-type="float">
            <text:p>0.227675568787</text:p>
          </table:table-cell>
          <table:table-cell office:value-type="float" office:value="0.101429421776" calcext:value-type="float">
            <text:p>0.101429421776</text:p>
          </table:table-cell>
          <table:table-cell office:value-type="float" office:value="0.037573768731" calcext:value-type="float">
            <text:p>0.037573768731</text:p>
          </table:table-cell>
          <table:table-cell office:value-type="float" office:value="0.013119335377" calcext:value-type="float">
            <text:p>0.013119335377</text:p>
          </table:table-cell>
          <table:table-cell office:value-type="float" office:value="0.004495970009" calcext:value-type="float">
            <text:p>0.004495970009</text:p>
          </table:table-cell>
          <table:table-cell office:value-type="float" office:value="0.001531446524" calcext:value-type="float">
            <text:p>0.001531446524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240404294523" calcext:value-type="float">
            <text:p>0.240404294523</text:p>
          </table:table-cell>
          <table:table-cell office:value-type="float" office:value="0.113153681716" calcext:value-type="float">
            <text:p>0.113153681716</text:p>
          </table:table-cell>
          <table:table-cell office:value-type="float" office:value="0.044675333862" calcext:value-type="float">
            <text:p>0.044675333862</text:p>
          </table:table-cell>
          <table:table-cell office:value-type="float" office:value="0.016620416171" calcext:value-type="float">
            <text:p>0.016620416171</text:p>
          </table:table-cell>
          <table:table-cell office:value-type="float" office:value="0.006059499297" calcext:value-type="float">
            <text:p>0.006059499297</text:p>
          </table:table-cell>
          <table:table-cell office:value-type="float" office:value="0.002193618194" calcext:value-type="float">
            <text:p>0.002193618194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253496950112" calcext:value-type="float">
            <text:p>0.253496950112</text:p>
          </table:table-cell>
          <table:table-cell office:value-type="float" office:value="0.126012104055" calcext:value-type="float">
            <text:p>0.126012104055</text:p>
          </table:table-cell>
          <table:table-cell office:value-type="float" office:value="0.053040831724" calcext:value-type="float">
            <text:p>0.053040831724</text:p>
          </table:table-cell>
          <table:table-cell office:value-type="float" office:value="0.021035461337" calcext:value-type="float">
            <text:p>0.021035461337</text:p>
          </table:table-cell>
          <table:table-cell office:value-type="float" office:value="0.008162270245" calcext:value-type="float">
            <text:p>0.008162270245</text:p>
          </table:table-cell>
          <table:table-cell office:value-type="float" office:value="0.003141198151" calcext:value-type="float">
            <text:p>0.00314119815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266944805146" calcext:value-type="float">
            <text:p>0.266944805146</text:p>
          </table:table-cell>
          <table:table-cell office:value-type="float" office:value="0.140071127973" calcext:value-type="float">
            <text:p>0.140071127973</text:p>
          </table:table-cell>
          <table:table-cell office:value-type="float" office:value="0.062865475999" calcext:value-type="float">
            <text:p>0.062865475999</text:p>
          </table:table-cell>
          <table:table-cell office:value-type="float" office:value="0.026591176164" calcext:value-type="float">
            <text:p>0.026591176164</text:p>
          </table:table-cell>
          <table:table-cell office:value-type="float" office:value="0.01098664345" calcext:value-type="float">
            <text:p>0.01098664345</text:p>
          </table:table-cell>
          <table:table-cell office:value-type="float" office:value="0.004496258068" calcext:value-type="float">
            <text:p>0.004496258068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280737337554" calcext:value-type="float">
            <text:p>0.280737337554</text:p>
          </table:table-cell>
          <table:table-cell office:value-type="float" office:value="0.155391293952" calcext:value-type="float">
            <text:p>0.155391293952</text:p>
          </table:table-cell>
          <table:table-cell office:value-type="float" office:value="0.074362902548" calcext:value-type="float">
            <text:p>0.074362902548</text:p>
          </table:table-cell>
          <table:table-cell office:value-type="float" office:value="0.033563491547" calcext:value-type="float">
            <text:p>0.033563491547</text:p>
          </table:table-cell>
          <table:table-cell office:value-type="float" office:value="0.01477373483" calcext:value-type="float">
            <text:p>0.01477373483</text:p>
          </table:table-cell>
          <table:table-cell office:value-type="float" office:value="0.006432093433" calcext:value-type="float">
            <text:p>0.006432093433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294862208273" calcext:value-type="float">
            <text:p>0.294862208273</text:p>
          </table:table-cell>
          <table:table-cell office:value-type="float" office:value="0.172024728517" calcext:value-type="float">
            <text:p>0.172024728517</text:p>
          </table:table-cell>
          <table:table-cell office:value-type="float" office:value="0.087762179007" calcext:value-type="float">
            <text:p>0.087762179007</text:p>
          </table:table-cell>
          <table:table-cell office:value-type="float" office:value="0.04228414727" calcext:value-type="float">
            <text:p>0.04228414727</text:p>
          </table:table-cell>
          <table:table-cell office:value-type="float" office:value="0.01984001197" calcext:value-type="float">
            <text:p>0.01984001197</text:p>
          </table:table-cell>
          <table:table-cell office:value-type="float" office:value="0.009193690417" calcext:value-type="float">
            <text:p>0.009193690417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309305253175" calcext:value-type="float">
            <text:p>0.309305253175</text:p>
          </table:table-cell>
          <table:table-cell office:value-type="float" office:value="0.190012383444" calcext:value-type="float">
            <text:p>0.190012383444</text:p>
          </table:table-cell>
          <table:table-cell office:value-type="float" office:value="0.103302550831" calcext:value-type="float">
            <text:p>0.103302550831</text:p>
          </table:table-cell>
          <table:table-cell office:value-type="float" office:value="0.053145645296" calcext:value-type="float">
            <text:p>0.053145645296</text:p>
          </table:table-cell>
          <table:table-cell office:value-type="float" office:value="0.026596703947" calcext:value-type="float">
            <text:p>0.026596703947</text:p>
          </table:table-cell>
          <table:table-cell office:value-type="float" office:value="0.013125303507" calcext:value-type="float">
            <text:p>0.013125303507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324050493596" calcext:value-type="float">
            <text:p>0.324050493596</text:p>
          </table:table-cell>
          <table:table-cell office:value-type="float" office:value="0.209381111491" calcext:value-type="float">
            <text:p>0.209381111491</text:p>
          </table:table-cell>
          <table:table-cell office:value-type="float" office:value="0.12122536042" calcext:value-type="float">
            <text:p>0.12122536042</text:p>
          </table:table-cell>
          <table:table-cell office:value-type="float" office:value="0.066602709838" calcext:value-type="float">
            <text:p>0.066602709838</text:p>
          </table:table-cell>
          <table:table-cell office:value-type="float" office:value="0.035570905133" calcext:value-type="float">
            <text:p>0.035570905133</text:p>
          </table:table-cell>
          <table:table-cell office:value-type="float" office:value="0.018706495294" calcext:value-type="float">
            <text:p>0.01870649529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39080166548" calcext:value-type="float">
            <text:p>0.339080166548</text:p>
          </table:table-cell>
          <table:table-cell office:value-type="float" office:value="0.230140695772" calcext:value-type="float">
            <text:p>0.230140695772</text:p>
          </table:table-cell>
          <table:table-cell office:value-type="float" office:value="0.14176265581" calcext:value-type="float">
            <text:p>0.14176265581</text:p>
          </table:table-cell>
          <table:table-cell office:value-type="float" office:value="0.083167574312" calcext:value-type="float">
            <text:p>0.083167574312</text:p>
          </table:table-cell>
          <table:table-cell office:value-type="float" office:value="0.047425596291" calcext:value-type="float">
            <text:p>0.047425596291</text:p>
          </table:table-cell>
          <table:table-cell office:value-type="float" office:value="0.026596979157" calcext:value-type="float">
            <text:p>0.026596979157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354374775397" calcext:value-type="float">
            <text:p>0.354374775397</text:p>
          </table:table-cell>
          <table:table-cell office:value-type="float" office:value="0.252280985117" calcext:value-type="float">
            <text:p>0.252280985117</text:p>
          </table:table-cell>
          <table:table-cell office:value-type="float" office:value="0.165122225989" calcext:value-type="float">
            <text:p>0.165122225989</text:p>
          </table:table-cell>
          <table:table-cell office:value-type="float" office:value="0.103395577845" calcext:value-type="float">
            <text:p>0.103395577845</text:p>
          </table:table-cell>
          <table:table-cell office:value-type="float" office:value="0.062973088682" calcext:value-type="float">
            <text:p>0.062973088682</text:p>
          </table:table-cell>
          <table:table-cell office:value-type="float" office:value="0.037687876427" calcext:value-type="float">
            <text:p>0.037687876427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369913161413" calcext:value-type="float">
            <text:p>0.369913161413</text:p>
          </table:table-cell>
          <table:table-cell office:value-type="float" office:value="0.275769318927" calcext:value-type="float">
            <text:p>0.275769318927</text:p>
          </table:table-cell>
          <table:table-cell office:value-type="float" office:value="0.191469206509" calcext:value-type="float">
            <text:p>0.191469206509</text:p>
          </table:table-cell>
          <table:table-cell office:value-type="float" office:value="0.127856993296" calcext:value-type="float">
            <text:p>0.127856993296</text:p>
          </table:table-cell>
          <table:table-cell office:value-type="float" office:value="0.083172441477" calcext:value-type="float">
            <text:p>0.083172441477</text:p>
          </table:table-cell>
          <table:table-cell office:value-type="float" office:value="0.053151122787" calcext:value-type="float">
            <text:p>0.053151122787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385672596232" calcext:value-type="float">
            <text:p>0.385672596232</text:p>
          </table:table-cell>
          <table:table-cell office:value-type="float" office:value="0.30054844694" calcext:value-type="float">
            <text:p>0.30054844694</text:p>
          </table:table-cell>
          <table:table-cell office:value-type="float" office:value="0.220905014605" calcext:value-type="float">
            <text:p>0.220905014605</text:p>
          </table:table-cell>
          <table:table-cell office:value-type="float" office:value="0.157091255103" calcext:value-type="float">
            <text:p>0.157091255103</text:p>
          </table:table-cell>
          <table:table-cell office:value-type="float" office:value="0.109096582039" calcext:value-type="float">
            <text:p>0.109096582039</text:p>
          </table:table-cell>
          <table:table-cell office:value-type="float" office:value="0.074467932204" calcext:value-type="float">
            <text:p>0.074467932204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401628894825" calcext:value-type="float">
            <text:p>0.401628894825</text:p>
          </table:table-cell>
          <table:table-cell office:value-type="float" office:value="0.326535156555" calcext:value-type="float">
            <text:p>0.326535156555</text:p>
          </table:table-cell>
          <table:table-cell office:value-type="float" office:value="0.253445169605" calcext:value-type="float">
            <text:p>0.253445169605</text:p>
          </table:table-cell>
          <table:table-cell office:value-type="float" office:value="0.191541558116" calcext:value-type="float">
            <text:p>0.191541558116</text:p>
          </table:table-cell>
          <table:table-cell office:value-type="float" office:value="0.141850845783" calcext:value-type="float">
            <text:p>0.141850845783</text:p>
          </table:table-cell>
          <table:table-cell office:value-type="float" office:value="0.103400439378" calcext:value-type="float">
            <text:p>0.103400439378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417756548155" calcext:value-type="float">
            <text:p>0.417756548155</text:p>
          </table:table-cell>
          <table:table-cell office:value-type="float" office:value="0.353619807668" calcext:value-type="float">
            <text:p>0.353619807668</text:p>
          </table:table-cell>
          <table:table-cell office:value-type="float" office:value="0.288998424475" calcext:value-type="float">
            <text:p>0.288998424475</text:p>
          </table:table-cell>
          <table:table-cell office:value-type="float" office:value="0.231471916734" calcext:value-type="float">
            <text:p>0.231471916734</text:p>
          </table:table-cell>
          <table:table-cell office:value-type="float" office:value="0.182425329513" calcext:value-type="float">
            <text:p>0.182425329513</text:p>
          </table:table-cell>
          <table:table-cell office:value-type="float" office:value="0.141851053991" calcext:value-type="float">
            <text:p>0.141851053991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434028874246" calcext:value-type="float">
            <text:p>0.434028874246</text:p>
          </table:table-cell>
          <table:table-cell office:value-type="float" office:value="0.381666939098" calcext:value-type="float">
            <text:p>0.381666939098</text:p>
          </table:table-cell>
          <table:table-cell office:value-type="float" office:value="0.327350374878" calcext:value-type="float">
            <text:p>0.327350374878</text:p>
          </table:table-cell>
          <table:table-cell office:value-type="float" office:value="0.276875453043" calcext:value-type="float">
            <text:p>0.276875453043</text:p>
          </table:table-cell>
          <table:table-cell office:value-type="float" office:value="0.231475052216" calcext:value-type="float">
            <text:p>0.231475052216</text:p>
          </table:table-cell>
          <table:table-cell office:value-type="float" office:value="0.191545339166" calcext:value-type="float">
            <text:p>0.191545339166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450418185979" calcext:value-type="float">
            <text:p>0.450418185979</text:p>
          </table:table-cell>
          <table:table-cell office:value-type="float" office:value="0.410517050716" calcext:value-type="float">
            <text:p>0.410517050716</text:p>
          </table:table-cell>
          <table:table-cell office:value-type="float" office:value="0.368155044359" calcext:value-type="float">
            <text:p>0.368155044359</text:p>
          </table:table-cell>
          <table:table-cell office:value-type="float" office:value="0.327390861851" calcext:value-type="float">
            <text:p>0.327390861851</text:p>
          </table:table-cell>
          <table:table-cell office:value-type="float" office:value="0.289050368315" calcext:value-type="float">
            <text:p>0.289050368315</text:p>
          </table:table-cell>
          <table:table-cell office:value-type="float" office:value="0.253506009154" calcext:value-type="float">
            <text:p>0.253506009154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466895973512" calcext:value-type="float">
            <text:p>0.466895973512</text:p>
          </table:table-cell>
          <table:table-cell office:value-type="float" office:value="0.439989584447" calcext:value-type="float">
            <text:p>0.439989584447</text:p>
          </table:table-cell>
          <table:table-cell office:value-type="float" office:value="0.410937586304" calcext:value-type="float">
            <text:p>0.410937586304</text:p>
          </table:table-cell>
          <table:table-cell office:value-type="float" office:value="0.382250678286" calcext:value-type="float">
            <text:p>0.382250678286</text:p>
          </table:table-cell>
          <table:table-cell office:value-type="float" office:value="0.354343604661" calcext:value-type="float">
            <text:p>0.354343604661</text:p>
          </table:table-cell>
          <table:table-cell office:value-type="float" office:value="0.327392977675" calcext:value-type="float">
            <text:p>0.327392977675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483433098877" calcext:value-type="float">
            <text:p>0.483433098877</text:p>
          </table:table-cell>
          <table:table-cell office:value-type="float" office:value="0.469887032192" calcext:value-type="float">
            <text:p>0.469887032192</text:p>
          </table:table-cell>
          <table:table-cell office:value-type="float" office:value="0.455110029269" calcext:value-type="float">
            <text:p>0.455110029269</text:p>
          </table:table-cell>
          <table:table-cell office:value-type="float" office:value="0.440285616942" calcext:value-type="float">
            <text:p>0.440285616942</text:p>
          </table:table-cell>
          <table:table-cell office:value-type="float" office:value="0.425557437644" calcext:value-type="float">
            <text:p>0.425557437644</text:p>
          </table:table-cell>
          <table:table-cell office:value-type="float" office:value="0.410959563229" calcext:value-type="float">
            <text:p>0.410959563229</text:p>
          </table:table-cell>
        </table:table-row>
        <table:table-row table:style-name="ro1">
          <table:table-cell table:number-columns-repeated="7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16566901123" calcext:value-type="float">
            <text:p>0.516566901123</text:p>
          </table:table-cell>
          <table:table-cell office:value-type="float" office:value="0.530112967808" calcext:value-type="float">
            <text:p>0.530112967808</text:p>
          </table:table-cell>
          <table:table-cell office:value-type="float" office:value="0.544889970731" calcext:value-type="float">
            <text:p>0.544889970731</text:p>
          </table:table-cell>
          <table:table-cell office:value-type="float" office:value="0.559714383058" calcext:value-type="float">
            <text:p>0.559714383058</text:p>
          </table:table-cell>
          <table:table-cell office:value-type="float" office:value="0.574442562356" calcext:value-type="float">
            <text:p>0.574442562356</text:p>
          </table:table-cell>
          <table:table-cell office:value-type="float" office:value="0.589040436771" calcext:value-type="float">
            <text:p>0.589040436771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33104026488" calcext:value-type="float">
            <text:p>0.533104026488</text:p>
          </table:table-cell>
          <table:table-cell office:value-type="float" office:value="0.560010415553" calcext:value-type="float">
            <text:p>0.560010415553</text:p>
          </table:table-cell>
          <table:table-cell office:value-type="float" office:value="0.589062413696" calcext:value-type="float">
            <text:p>0.589062413696</text:p>
          </table:table-cell>
          <table:table-cell office:value-type="float" office:value="0.617749321714" calcext:value-type="float">
            <text:p>0.617749321714</text:p>
          </table:table-cell>
          <table:table-cell office:value-type="float" office:value="0.645656395339" calcext:value-type="float">
            <text:p>0.645656395339</text:p>
          </table:table-cell>
          <table:table-cell office:value-type="float" office:value="0.672607022325" calcext:value-type="float">
            <text:p>0.672607022325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49581814021" calcext:value-type="float">
            <text:p>0.549581814021</text:p>
          </table:table-cell>
          <table:table-cell office:value-type="float" office:value="0.589482949284" calcext:value-type="float">
            <text:p>0.589482949284</text:p>
          </table:table-cell>
          <table:table-cell office:value-type="float" office:value="0.631844955641" calcext:value-type="float">
            <text:p>0.631844955641</text:p>
          </table:table-cell>
          <table:table-cell office:value-type="float" office:value="0.672609138149" calcext:value-type="float">
            <text:p>0.672609138149</text:p>
          </table:table-cell>
          <table:table-cell office:value-type="float" office:value="0.710949631685" calcext:value-type="float">
            <text:p>0.710949631685</text:p>
          </table:table-cell>
          <table:table-cell office:value-type="float" office:value="0.746493990846" calcext:value-type="float">
            <text:p>0.746493990846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565971125754" calcext:value-type="float">
            <text:p>0.565971125754</text:p>
          </table:table-cell>
          <table:table-cell office:value-type="float" office:value="0.618333060902" calcext:value-type="float">
            <text:p>0.618333060902</text:p>
          </table:table-cell>
          <table:table-cell office:value-type="float" office:value="0.672649625122" calcext:value-type="float">
            <text:p>0.672649625122</text:p>
          </table:table-cell>
          <table:table-cell office:value-type="float" office:value="0.723124546957" calcext:value-type="float">
            <text:p>0.723124546957</text:p>
          </table:table-cell>
          <table:table-cell office:value-type="float" office:value="0.768524947784" calcext:value-type="float">
            <text:p>0.768524947784</text:p>
          </table:table-cell>
          <table:table-cell office:value-type="float" office:value="0.808454660834" calcext:value-type="float">
            <text:p>0.80845466083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582243451845" calcext:value-type="float">
            <text:p>0.582243451845</text:p>
          </table:table-cell>
          <table:table-cell office:value-type="float" office:value="0.646380192332" calcext:value-type="float">
            <text:p>0.646380192332</text:p>
          </table:table-cell>
          <table:table-cell office:value-type="float" office:value="0.711001575525" calcext:value-type="float">
            <text:p>0.711001575525</text:p>
          </table:table-cell>
          <table:table-cell office:value-type="float" office:value="0.768528083266" calcext:value-type="float">
            <text:p>0.768528083266</text:p>
          </table:table-cell>
          <table:table-cell office:value-type="float" office:value="0.817574670487" calcext:value-type="float">
            <text:p>0.817574670487</text:p>
          </table:table-cell>
          <table:table-cell office:value-type="float" office:value="0.858148946009" calcext:value-type="float">
            <text:p>0.858148946009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598371105175" calcext:value-type="float">
            <text:p>0.598371105175</text:p>
          </table:table-cell>
          <table:table-cell office:value-type="float" office:value="0.673464843445" calcext:value-type="float">
            <text:p>0.673464843445</text:p>
          </table:table-cell>
          <table:table-cell office:value-type="float" office:value="0.746554830395" calcext:value-type="float">
            <text:p>0.746554830395</text:p>
          </table:table-cell>
          <table:table-cell office:value-type="float" office:value="0.808458441884" calcext:value-type="float">
            <text:p>0.808458441884</text:p>
          </table:table-cell>
          <table:table-cell office:value-type="float" office:value="0.858149154217" calcext:value-type="float">
            <text:p>0.858149154217</text:p>
          </table:table-cell>
          <table:table-cell office:value-type="float" office:value="0.896599560622" calcext:value-type="float">
            <text:p>0.896599560622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614327403768" calcext:value-type="float">
            <text:p>0.614327403768</text:p>
          </table:table-cell>
          <table:table-cell office:value-type="float" office:value="0.69945155306" calcext:value-type="float">
            <text:p>0.69945155306</text:p>
          </table:table-cell>
          <table:table-cell office:value-type="float" office:value="0.779094985395" calcext:value-type="float">
            <text:p>0.779094985395</text:p>
          </table:table-cell>
          <table:table-cell office:value-type="float" office:value="0.842908744897" calcext:value-type="float">
            <text:p>0.842908744897</text:p>
          </table:table-cell>
          <table:table-cell office:value-type="float" office:value="0.890903417961" calcext:value-type="float">
            <text:p>0.890903417961</text:p>
          </table:table-cell>
          <table:table-cell office:value-type="float" office:value="0.925532067796" calcext:value-type="float">
            <text:p>0.925532067796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630086838587" calcext:value-type="float">
            <text:p>0.630086838587</text:p>
          </table:table-cell>
          <table:table-cell office:value-type="float" office:value="0.724230681073" calcext:value-type="float">
            <text:p>0.724230681073</text:p>
          </table:table-cell>
          <table:table-cell office:value-type="float" office:value="0.808530793491" calcext:value-type="float">
            <text:p>0.808530793491</text:p>
          </table:table-cell>
          <table:table-cell office:value-type="float" office:value="0.872143006704" calcext:value-type="float">
            <text:p>0.872143006704</text:p>
          </table:table-cell>
          <table:table-cell office:value-type="float" office:value="0.916827558523" calcext:value-type="float">
            <text:p>0.916827558523</text:p>
          </table:table-cell>
          <table:table-cell office:value-type="float" office:value="0.946848877213" calcext:value-type="float">
            <text:p>0.946848877213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645625224603" calcext:value-type="float">
            <text:p>0.645625224603</text:p>
          </table:table-cell>
          <table:table-cell office:value-type="float" office:value="0.747719014883" calcext:value-type="float">
            <text:p>0.747719014883</text:p>
          </table:table-cell>
          <table:table-cell office:value-type="float" office:value="0.834877774011" calcext:value-type="float">
            <text:p>0.834877774011</text:p>
          </table:table-cell>
          <table:table-cell office:value-type="float" office:value="0.896604422155" calcext:value-type="float">
            <text:p>0.896604422155</text:p>
          </table:table-cell>
          <table:table-cell office:value-type="float" office:value="0.937026911318" calcext:value-type="float">
            <text:p>0.937026911318</text:p>
          </table:table-cell>
          <table:table-cell office:value-type="float" office:value="0.962312123573" calcext:value-type="float">
            <text:p>0.96231212357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60919833452" calcext:value-type="float">
            <text:p>0.660919833452</text:p>
          </table:table-cell>
          <table:table-cell office:value-type="float" office:value="0.769859304228" calcext:value-type="float">
            <text:p>0.769859304228</text:p>
          </table:table-cell>
          <table:table-cell office:value-type="float" office:value="0.85823734419" calcext:value-type="float">
            <text:p>0.85823734419</text:p>
          </table:table-cell>
          <table:table-cell office:value-type="float" office:value="0.916832425688" calcext:value-type="float">
            <text:p>0.916832425688</text:p>
          </table:table-cell>
          <table:table-cell office:value-type="float" office:value="0.952574403709" calcext:value-type="float">
            <text:p>0.952574403709</text:p>
          </table:table-cell>
          <table:table-cell office:value-type="float" office:value="0.973403020843" calcext:value-type="float">
            <text:p>0.973403020843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675949506404" calcext:value-type="float">
            <text:p>0.675949506404</text:p>
          </table:table-cell>
          <table:table-cell office:value-type="float" office:value="0.790618888509" calcext:value-type="float">
            <text:p>0.790618888509</text:p>
          </table:table-cell>
          <table:table-cell office:value-type="float" office:value="0.87877463958" calcext:value-type="float">
            <text:p>0.87877463958</text:p>
          </table:table-cell>
          <table:table-cell office:value-type="float" office:value="0.933397290162" calcext:value-type="float">
            <text:p>0.933397290162</text:p>
          </table:table-cell>
          <table:table-cell office:value-type="float" office:value="0.964429094867" calcext:value-type="float">
            <text:p>0.964429094867</text:p>
          </table:table-cell>
          <table:table-cell office:value-type="float" office:value="0.981293504706" calcext:value-type="float">
            <text:p>0.981293504706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690694746825" calcext:value-type="float">
            <text:p>0.690694746825</text:p>
          </table:table-cell>
          <table:table-cell office:value-type="float" office:value="0.809987616556" calcext:value-type="float">
            <text:p>0.809987616556</text:p>
          </table:table-cell>
          <table:table-cell office:value-type="float" office:value="0.896697449169" calcext:value-type="float">
            <text:p>0.896697449169</text:p>
          </table:table-cell>
          <table:table-cell office:value-type="float" office:value="0.946854354704" calcext:value-type="float">
            <text:p>0.946854354704</text:p>
          </table:table-cell>
          <table:table-cell office:value-type="float" office:value="0.973403296053" calcext:value-type="float">
            <text:p>0.973403296053</text:p>
          </table:table-cell>
          <table:table-cell office:value-type="float" office:value="0.986874696493" calcext:value-type="float">
            <text:p>0.986874696493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705137791727" calcext:value-type="float">
            <text:p>0.705137791727</text:p>
          </table:table-cell>
          <table:table-cell office:value-type="float" office:value="0.827975271483" calcext:value-type="float">
            <text:p>0.827975271483</text:p>
          </table:table-cell>
          <table:table-cell office:value-type="float" office:value="0.912237820993" calcext:value-type="float">
            <text:p>0.912237820993</text:p>
          </table:table-cell>
          <table:table-cell office:value-type="float" office:value="0.95771585273" calcext:value-type="float">
            <text:p>0.95771585273</text:p>
          </table:table-cell>
          <table:table-cell office:value-type="float" office:value="0.98015998803" calcext:value-type="float">
            <text:p>0.98015998803</text:p>
          </table:table-cell>
          <table:table-cell office:value-type="float" office:value="0.990806309583" calcext:value-type="float">
            <text:p>0.990806309583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719262662446" calcext:value-type="float">
            <text:p>0.719262662446</text:p>
          </table:table-cell>
          <table:table-cell office:value-type="float" office:value="0.844608706048" calcext:value-type="float">
            <text:p>0.844608706048</text:p>
          </table:table-cell>
          <table:table-cell office:value-type="float" office:value="0.925637097452" calcext:value-type="float">
            <text:p>0.925637097452</text:p>
          </table:table-cell>
          <table:table-cell office:value-type="float" office:value="0.966436508453" calcext:value-type="float">
            <text:p>0.966436508453</text:p>
          </table:table-cell>
          <table:table-cell office:value-type="float" office:value="0.98522626517" calcext:value-type="float">
            <text:p>0.98522626517</text:p>
          </table:table-cell>
          <table:table-cell office:value-type="float" office:value="0.993567906567" calcext:value-type="float">
            <text:p>0.993567906567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733055194854" calcext:value-type="float">
            <text:p>0.733055194854</text:p>
          </table:table-cell>
          <table:table-cell office:value-type="float" office:value="0.859928872027" calcext:value-type="float">
            <text:p>0.859928872027</text:p>
          </table:table-cell>
          <table:table-cell office:value-type="float" office:value="0.937134524001" calcext:value-type="float">
            <text:p>0.937134524001</text:p>
          </table:table-cell>
          <table:table-cell office:value-type="float" office:value="0.973408823836" calcext:value-type="float">
            <text:p>0.973408823836</text:p>
          </table:table-cell>
          <table:table-cell office:value-type="float" office:value="0.98901335655" calcext:value-type="float">
            <text:p>0.98901335655</text:p>
          </table:table-cell>
          <table:table-cell office:value-type="float" office:value="0.995503741932" calcext:value-type="float">
            <text:p>0.995503741932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746503049888" calcext:value-type="float">
            <text:p>0.746503049888</text:p>
          </table:table-cell>
          <table:table-cell office:value-type="float" office:value="0.873987895945" calcext:value-type="float">
            <text:p>0.873987895945</text:p>
          </table:table-cell>
          <table:table-cell office:value-type="float" office:value="0.946959168276" calcext:value-type="float">
            <text:p>0.946959168276</text:p>
          </table:table-cell>
          <table:table-cell office:value-type="float" office:value="0.978964538663" calcext:value-type="float">
            <text:p>0.978964538663</text:p>
          </table:table-cell>
          <table:table-cell office:value-type="float" office:value="0.991837729755" calcext:value-type="float">
            <text:p>0.991837729755</text:p>
          </table:table-cell>
          <table:table-cell office:value-type="float" office:value="0.996858801849" calcext:value-type="float">
            <text:p>0.996858801849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759595705477" calcext:value-type="float">
            <text:p>0.759595705477</text:p>
          </table:table-cell>
          <table:table-cell office:value-type="float" office:value="0.886846318284" calcext:value-type="float">
            <text:p>0.886846318284</text:p>
          </table:table-cell>
          <table:table-cell office:value-type="float" office:value="0.955324666138" calcext:value-type="float">
            <text:p>0.955324666138</text:p>
          </table:table-cell>
          <table:table-cell office:value-type="float" office:value="0.983379583829" calcext:value-type="float">
            <text:p>0.983379583829</text:p>
          </table:table-cell>
          <table:table-cell office:value-type="float" office:value="0.993940500703" calcext:value-type="float">
            <text:p>0.993940500703</text:p>
          </table:table-cell>
          <table:table-cell office:value-type="float" office:value="0.997806381806" calcext:value-type="float">
            <text:p>0.997806381806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772324431213" calcext:value-type="float">
            <text:p>0.772324431213</text:p>
          </table:table-cell>
          <table:table-cell office:value-type="float" office:value="0.898570578224" calcext:value-type="float">
            <text:p>0.898570578224</text:p>
          </table:table-cell>
          <table:table-cell office:value-type="float" office:value="0.962426231269" calcext:value-type="float">
            <text:p>0.962426231269</text:p>
          </table:table-cell>
          <table:table-cell office:value-type="float" office:value="0.986880664623" calcext:value-type="float">
            <text:p>0.986880664623</text:p>
          </table:table-cell>
          <table:table-cell office:value-type="float" office:value="0.995504029991" calcext:value-type="float">
            <text:p>0.995504029991</text:p>
          </table:table-cell>
          <table:table-cell office:value-type="float" office:value="0.998468553476" calcext:value-type="float">
            <text:p>0.998468553476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84682247318" calcext:value-type="float">
            <text:p>0.784682247318</text:p>
          </table:table-cell>
          <table:table-cell office:value-type="float" office:value="0.909230793958" calcext:value-type="float">
            <text:p>0.909230793958</text:p>
          </table:table-cell>
          <table:table-cell office:value-type="float" office:value="0.968439377378" calcext:value-type="float">
            <text:p>0.968439377378</text:p>
          </table:table-cell>
          <table:table-cell office:value-type="float" office:value="0.989652279487" calcext:value-type="float">
            <text:p>0.989652279487</text:p>
          </table:table-cell>
          <table:table-cell office:value-type="float" office:value="0.996665496555" calcext:value-type="float">
            <text:p>0.996665496555</text:p>
          </table:table-cell>
          <table:table-cell office:value-type="float" office:value="0.998931055695" calcext:value-type="float">
            <text:p>0.99893105569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796663869612" calcext:value-type="float">
            <text:p>0.796663869612</text:p>
          </table:table-cell>
          <table:table-cell office:value-type="float" office:value="0.918898861557" calcext:value-type="float">
            <text:p>0.918898861557</text:p>
          </table:table-cell>
          <table:table-cell office:value-type="float" office:value="0.973519865989" calcext:value-type="float">
            <text:p>0.973519865989</text:p>
          </table:table-cell>
          <table:table-cell office:value-type="float" office:value="0.991843472791" calcext:value-type="float">
            <text:p>0.991843472791</text:p>
          </table:table-cell>
          <table:table-cell office:value-type="float" office:value="0.997527681233" calcext:value-type="float">
            <text:p>0.997527681233</text:p>
          </table:table-cell>
          <table:table-cell office:value-type="float" office:value="0.999253986373" calcext:value-type="float">
            <text:p>0.999253986373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808265642293" calcext:value-type="float">
            <text:p>0.808265642293</text:p>
          </table:table-cell>
          <table:table-cell office:value-type="float" office:value="0.927646873961" calcext:value-type="float">
            <text:p>0.927646873961</text:p>
          </table:table-cell>
          <table:table-cell office:value-type="float" office:value="0.977804478263" calcext:value-type="float">
            <text:p>0.977804478263</text:p>
          </table:table-cell>
          <table:table-cell office:value-type="float" office:value="0.993573956742" calcext:value-type="float">
            <text:p>0.993573956742</text:p>
          </table:table-cell>
          <table:table-cell office:value-type="float" office:value="0.998167365839" calcext:value-type="float">
            <text:p>0.998167365839</text:p>
          </table:table-cell>
          <table:table-cell office:value-type="float" office:value="0.99947941114" calcext:value-type="float">
            <text:p>0.99947941114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819485460374" calcext:value-type="float">
            <text:p>0.819485460374</text:p>
          </table:table-cell>
          <table:table-cell office:value-type="float" office:value="0.935545845914" calcext:value-type="float">
            <text:p>0.935545845914</text:p>
          </table:table-cell>
          <table:table-cell office:value-type="float" office:value="0.981412297378" calcext:value-type="float">
            <text:p>0.981412297378</text:p>
          </table:table-cell>
          <table:table-cell office:value-type="float" office:value="0.994939452655" calcext:value-type="float">
            <text:p>0.994939452655</text:p>
          </table:table-cell>
          <table:table-cell office:value-type="float" office:value="0.998641785121" calcext:value-type="float">
            <text:p>0.998641785121</text:p>
          </table:table-cell>
          <table:table-cell office:value-type="float" office:value="0.999636744906" calcext:value-type="float">
            <text:p>0.999636744906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830322683655" calcext:value-type="float">
            <text:p>0.830322683655</text:p>
          </table:table-cell>
          <table:table-cell office:value-type="float" office:value="0.942664720099" calcext:value-type="float">
            <text:p>0.942664720099</text:p>
          </table:table-cell>
          <table:table-cell office:value-type="float" office:value="0.984446268018" calcext:value-type="float">
            <text:p>0.984446268018</text:p>
          </table:table-cell>
          <table:table-cell office:value-type="float" office:value="0.996016230072" calcext:value-type="float">
            <text:p>0.996016230072</text:p>
          </table:table-cell>
          <table:table-cell office:value-type="float" office:value="0.998993534466" calcext:value-type="float">
            <text:p>0.998993534466</text:p>
          </table:table-cell>
          <table:table-cell office:value-type="float" office:value="0.999746542287" calcext:value-type="float">
            <text:p>0.999746542287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840778044035" calcext:value-type="float">
            <text:p>0.840778044035</text:p>
          </table:table-cell>
          <table:table-cell office:value-type="float" office:value="0.949069623502" calcext:value-type="float">
            <text:p>0.949069623502</text:p>
          </table:table-cell>
          <table:table-cell office:value-type="float" office:value="0.986994866713" calcext:value-type="float">
            <text:p>0.986994866713</text:p>
          </table:table-cell>
          <table:table-cell office:value-type="float" office:value="0.996864892364" calcext:value-type="float">
            <text:p>0.996864892364</text:p>
          </table:table-cell>
          <table:table-cell office:value-type="float" office:value="0.999254276612" calcext:value-type="float">
            <text:p>0.999254276612</text:p>
          </table:table-cell>
          <table:table-cell office:value-type="float" office:value="0.999823159606" calcext:value-type="float">
            <text:p>0.99982315960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85085354793" calcext:value-type="float">
            <text:p>0.85085354793</text:p>
          </table:table-cell>
          <table:table-cell office:value-type="float" office:value="0.954823340269" calcext:value-type="float">
            <text:p>0.954823340269</text:p>
          </table:table-cell>
          <table:table-cell office:value-type="float" office:value="0.989133770278" calcext:value-type="float">
            <text:p>0.989133770278</text:p>
          </table:table-cell>
          <table:table-cell office:value-type="float" office:value="0.997533490709" calcext:value-type="float">
            <text:p>0.997533490709</text:p>
          </table:table-cell>
          <table:table-cell office:value-type="float" office:value="0.999447526927" calcext:value-type="float">
            <text:p>0.999447526927</text:p>
          </table:table-cell>
          <table:table-cell office:value-type="float" office:value="0.99987662065" calcext:value-type="float">
            <text:p>0.99987662065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860552375444" calcext:value-type="float">
            <text:p>0.860552375444</text:p>
          </table:table-cell>
          <table:table-cell office:value-type="float" office:value="0.959984967121" calcext:value-type="float">
            <text:p>0.959984967121</text:p>
          </table:table-cell>
          <table:table-cell office:value-type="float" office:value="0.990927450202" calcext:value-type="float">
            <text:p>0.990927450202</text:p>
          </table:table-cell>
          <table:table-cell office:value-type="float" office:value="0.998060059351" calcext:value-type="float">
            <text:p>0.998060059351</text:p>
          </table:table-cell>
          <table:table-cell office:value-type="float" office:value="0.999590738487" calcext:value-type="float">
            <text:p>0.999590738487</text:p>
          </table:table-cell>
          <table:table-cell office:value-type="float" office:value="0.999913922541" calcext:value-type="float">
            <text:p>0.999913922541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869878777826" calcext:value-type="float">
            <text:p>0.869878777826</text:p>
          </table:table-cell>
          <table:table-cell office:value-type="float" office:value="0.964609718991" calcext:value-type="float">
            <text:p>0.964609718991</text:p>
          </table:table-cell>
          <table:table-cell office:value-type="float" office:value="0.992430650661" calcext:value-type="float">
            <text:p>0.992430650661</text:p>
          </table:table-cell>
          <table:table-cell office:value-type="float" office:value="0.998474663724" calcext:value-type="float">
            <text:p>0.998474663724</text:p>
          </table:table-cell>
          <table:table-cell office:value-type="float" office:value="0.999696858687" calcext:value-type="float">
            <text:p>0.999696858687</text:p>
          </table:table-cell>
          <table:table-cell office:value-type="float" office:value="0.999939948836" calcext:value-type="float">
            <text:p>0.999939948836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87883797459" calcext:value-type="float">
            <text:p>0.87883797459</text:p>
          </table:table-cell>
          <table:table-cell office:value-type="float" office:value="0.968748855267" calcext:value-type="float">
            <text:p>0.968748855267</text:p>
          </table:table-cell>
          <table:table-cell office:value-type="float" office:value="0.993689728803" calcext:value-type="float">
            <text:p>0.993689728803</text:p>
          </table:table-cell>
          <table:table-cell office:value-type="float" office:value="0.998801045208" calcext:value-type="float">
            <text:p>0.998801045208</text:p>
          </table:table-cell>
          <table:table-cell office:value-type="float" office:value="0.999775488995" calcext:value-type="float">
            <text:p>0.999775488995</text:p>
          </table:table-cell>
          <table:table-cell office:value-type="float" office:value="0.999958107568" calcext:value-type="float">
            <text:p>0.999958107568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887436051561" calcext:value-type="float">
            <text:p>0.887436051561</text:p>
          </table:table-cell>
          <table:table-cell office:value-type="float" office:value="0.972449700335" calcext:value-type="float">
            <text:p>0.972449700335</text:p>
          </table:table-cell>
          <table:table-cell office:value-type="float" office:value="0.994743850241" calcext:value-type="float">
            <text:p>0.994743850241</text:p>
          </table:table-cell>
          <table:table-cell office:value-type="float" office:value="0.999057935954" calcext:value-type="float">
            <text:p>0.999057935954</text:p>
          </table:table-cell>
          <table:table-cell office:value-type="float" office:value="0.999833747736" calcext:value-type="float">
            <text:p>0.999833747736</text:p>
          </table:table-cell>
          <table:table-cell office:value-type="float" office:value="0.999970776876" calcext:value-type="float">
            <text:p>0.99997077687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895679860904" calcext:value-type="float">
            <text:p>0.895679860904</text:p>
          </table:table-cell>
          <table:table-cell office:value-type="float" office:value="0.975755735721" calcext:value-type="float">
            <text:p>0.975755735721</text:p>
          </table:table-cell>
          <table:table-cell office:value-type="float" office:value="0.99562604197" calcext:value-type="float">
            <text:p>0.99562604197</text:p>
          </table:table-cell>
          <table:table-cell office:value-type="float" office:value="0.999260106249" calcext:value-type="float">
            <text:p>0.999260106249</text:p>
          </table:table-cell>
          <table:table-cell office:value-type="float" office:value="0.999876911251" calcext:value-type="float">
            <text:p>0.999876911251</text:p>
          </table:table-cell>
          <table:table-cell office:value-type="float" office:value="0.999979616142" calcext:value-type="float">
            <text:p>0.999979616142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903576924086" calcext:value-type="float">
            <text:p>0.903576924086</text:p>
          </table:table-cell>
          <table:table-cell office:value-type="float" office:value="0.978706744608" calcext:value-type="float">
            <text:p>0.978706744608</text:p>
          </table:table-cell>
          <table:table-cell office:value-type="float" office:value="0.996364110519" calcext:value-type="float">
            <text:p>0.996364110519</text:p>
          </table:table-cell>
          <table:table-cell office:value-type="float" office:value="0.999419196541" calcext:value-type="float">
            <text:p>0.999419196541</text:p>
          </table:table-cell>
          <table:table-cell office:value-type="float" office:value="0.999908889973" calcext:value-type="float">
            <text:p>0.999908889973</text:p>
          </table:table-cell>
          <table:table-cell office:value-type="float" office:value="0.999985783182" calcext:value-type="float">
            <text:p>0.999985783182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911135338529" calcext:value-type="float">
            <text:p>0.911135338529</text:p>
          </table:table-cell>
          <table:table-cell office:value-type="float" office:value="0.981338992859" calcext:value-type="float">
            <text:p>0.981338992859</text:p>
          </table:table-cell>
          <table:table-cell office:value-type="float" office:value="0.996981436342" calcext:value-type="float">
            <text:p>0.996981436342</text:p>
          </table:table-cell>
          <table:table-cell office:value-type="float" office:value="0.999544376999" calcext:value-type="float">
            <text:p>0.999544376999</text:p>
          </table:table-cell>
          <table:table-cell office:value-type="float" office:value="0.999932581711" calcext:value-type="float">
            <text:p>0.999932581711</text:p>
          </table:table-cell>
          <table:table-cell office:value-type="float" office:value="0.999990085824" calcext:value-type="float">
            <text:p>0.999990085824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918363688582" calcext:value-type="float">
            <text:p>0.918363688582</text:p>
          </table:table-cell>
          <table:table-cell office:value-type="float" office:value="0.983685433653" calcext:value-type="float">
            <text:p>0.983685433653</text:p>
          </table:table-cell>
          <table:table-cell office:value-type="float" office:value="0.997497656768" calcext:value-type="float">
            <text:p>0.997497656768</text:p>
          </table:table-cell>
          <table:table-cell office:value-type="float" office:value="0.999642869473" calcext:value-type="float">
            <text:p>0.999642869473</text:p>
          </table:table-cell>
          <table:table-cell office:value-type="float" office:value="0.999950133707" calcext:value-type="float">
            <text:p>0.999950133707</text:p>
          </table:table-cell>
          <table:table-cell office:value-type="float" office:value="0.999993087698" calcext:value-type="float">
            <text:p>0.999993087698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925270961309" calcext:value-type="float">
            <text:p>0.925270961309</text:p>
          </table:table-cell>
          <table:table-cell office:value-type="float" office:value="0.985775925497" calcext:value-type="float">
            <text:p>0.985775925497</text:p>
          </table:table-cell>
          <table:table-cell office:value-type="float" office:value="0.997929250181" calcext:value-type="float">
            <text:p>0.997929250181</text:p>
          </table:table-cell>
          <table:table-cell office:value-type="float" office:value="0.999720360037" calcext:value-type="float">
            <text:p>0.999720360037</text:p>
          </table:table-cell>
          <table:table-cell office:value-type="float" office:value="0.999963136943" calcext:value-type="float">
            <text:p>0.999963136943</text:p>
          </table:table-cell>
          <table:table-cell office:value-type="float" office:value="0.999995182045" calcext:value-type="float">
            <text:p>0.999995182045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931866467433" calcext:value-type="float">
            <text:p>0.931866467433</text:p>
          </table:table-cell>
          <table:table-cell office:value-type="float" office:value="0.987637455636" calcext:value-type="float">
            <text:p>0.987637455636</text:p>
          </table:table-cell>
          <table:table-cell office:value-type="float" office:value="0.998290033632" calcext:value-type="float">
            <text:p>0.998290033632</text:p>
          </table:table-cell>
          <table:table-cell office:value-type="float" office:value="0.999781324717" calcext:value-type="float">
            <text:p>0.999781324717</text:p>
          </table:table-cell>
          <table:table-cell office:value-type="float" office:value="0.999972770194" calcext:value-type="float">
            <text:p>0.999972770194</text:p>
          </table:table-cell>
          <table:table-cell office:value-type="float" office:value="0.999996643226" calcext:value-type="float">
            <text:p>0.999996643226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93815976769" calcext:value-type="float">
            <text:p>0.93815976769</text:p>
          </table:table-cell>
          <table:table-cell office:value-type="float" office:value="0.989294362807" calcext:value-type="float">
            <text:p>0.989294362807</text:p>
          </table:table-cell>
          <table:table-cell office:value-type="float" office:value="0.998591585288" calcext:value-type="float">
            <text:p>0.998591585288</text:p>
          </table:table-cell>
          <table:table-cell office:value-type="float" office:value="0.999829286458" calcext:value-type="float">
            <text:p>0.999829286458</text:p>
          </table:table-cell>
          <table:table-cell office:value-type="float" office:value="0.999979906803" calcext:value-type="float">
            <text:p>0.999979906803</text:p>
          </table:table-cell>
          <table:table-cell office:value-type="float" office:value="0.99999766266" calcext:value-type="float">
            <text:p>0.99999766266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944160604723" calcext:value-type="float">
            <text:p>0.944160604723</text:p>
          </table:table-cell>
          <table:table-cell office:value-type="float" office:value="0.990768554832" calcext:value-type="float">
            <text:p>0.990768554832</text:p>
          </table:table-cell>
          <table:table-cell office:value-type="float" office:value="0.998843602055" calcext:value-type="float">
            <text:p>0.998843602055</text:p>
          </table:table-cell>
          <table:table-cell office:value-type="float" office:value="0.999867017733" calcext:value-type="float">
            <text:p>0.999867017733</text:p>
          </table:table-cell>
          <table:table-cell office:value-type="float" office:value="0.999985193798" calcext:value-type="float">
            <text:p>0.999985193798</text:p>
          </table:table-cell>
          <table:table-cell office:value-type="float" office:value="0.999998373897" calcext:value-type="float">
            <text:p>0.999998373897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949878840558" calcext:value-type="float">
            <text:p>0.949878840558</text:p>
          </table:table-cell>
          <table:table-cell office:value-type="float" office:value="0.99207971788" calcext:value-type="float">
            <text:p>0.99207971788</text:p>
          </table:table-cell>
          <table:table-cell office:value-type="float" office:value="0.999054201661" calcext:value-type="float">
            <text:p>0.999054201661</text:p>
          </table:table-cell>
          <table:table-cell office:value-type="float" office:value="0.999896700207" calcext:value-type="float">
            <text:p>0.999896700207</text:p>
          </table:table-cell>
          <table:table-cell office:value-type="float" office:value="0.999989110536" calcext:value-type="float">
            <text:p>0.999989110536</text:p>
          </table:table-cell>
          <table:table-cell office:value-type="float" office:value="0.99999887011" calcext:value-type="float">
            <text:p>0.99999887011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955324399634" calcext:value-type="float">
            <text:p>0.955324399634</text:p>
          </table:table-cell>
          <table:table-cell office:value-type="float" office:value="0.993245515198" calcext:value-type="float">
            <text:p>0.993245515198</text:p>
          </table:table-cell>
          <table:table-cell office:value-type="float" office:value="0.99923017731" calcext:value-type="float">
            <text:p>0.99923017731</text:p>
          </table:table-cell>
          <table:table-cell office:value-type="float" office:value="0.999920050506" calcext:value-type="float">
            <text:p>0.999920050506</text:p>
          </table:table-cell>
          <table:table-cell office:value-type="float" office:value="0.999992012147" calcext:value-type="float">
            <text:p>0.999992012147</text:p>
          </table:table-cell>
          <table:table-cell office:value-type="float" office:value="0.999999216307" calcext:value-type="float">
            <text:p>0.99999921630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960507217274" calcext:value-type="float">
            <text:p>0.960507217274</text:p>
          </table:table-cell>
          <table:table-cell office:value-type="float" office:value="0.994281773967" calcext:value-type="float">
            <text:p>0.994281773967</text:p>
          </table:table-cell>
          <table:table-cell office:value-type="float" office:value="0.999377212045" calcext:value-type="float">
            <text:p>0.999377212045</text:p>
          </table:table-cell>
          <table:table-cell office:value-type="float" office:value="0.999938419268" calcext:value-type="float">
            <text:p>0.999938419268</text:p>
          </table:table-cell>
          <table:table-cell office:value-type="float" office:value="0.999994161724" calcext:value-type="float">
            <text:p>0.999994161724</text:p>
          </table:table-cell>
          <table:table-cell office:value-type="float" office:value="0.99999945784" calcext:value-type="float">
            <text:p>0.99999945784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965437193446" calcext:value-type="float">
            <text:p>0.965437193446</text:p>
          </table:table-cell>
          <table:table-cell office:value-type="float" office:value="0.995202659531" calcext:value-type="float">
            <text:p>0.995202659531</text:p>
          </table:table-cell>
          <table:table-cell office:value-type="float" office:value="0.999500058946" calcext:value-type="float">
            <text:p>0.999500058946</text:p>
          </table:table-cell>
          <table:table-cell office:value-type="float" office:value="0.999952869123" calcext:value-type="float">
            <text:p>0.999952869123</text:p>
          </table:table-cell>
          <table:table-cell office:value-type="float" office:value="0.999995754176" calcext:value-type="float">
            <text:p>0.999995754176</text:p>
          </table:table-cell>
          <table:table-cell office:value-type="float" office:value="0.999999626352" calcext:value-type="float">
            <text:p>0.999999626352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970124151619" calcext:value-type="float">
            <text:p>0.970124151619</text:p>
          </table:table-cell>
          <table:table-cell office:value-type="float" office:value="0.996020836747" calcext:value-type="float">
            <text:p>0.996020836747</text:p>
          </table:table-cell>
          <table:table-cell office:value-type="float" office:value="0.999602692451" calcext:value-type="float">
            <text:p>0.999602692451</text:p>
          </table:table-cell>
          <table:table-cell office:value-type="float" office:value="0.999964236074" calcext:value-type="float">
            <text:p>0.999964236074</text:p>
          </table:table-cell>
          <table:table-cell office:value-type="float" office:value="0.999996933896" calcext:value-type="float">
            <text:p>0.999996933896</text:p>
          </table:table-cell>
          <table:table-cell office:value-type="float" office:value="0.999999743919" calcext:value-type="float">
            <text:p>0.999999743919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974577802451" calcext:value-type="float">
            <text:p>0.974577802451</text:p>
          </table:table-cell>
          <table:table-cell office:value-type="float" office:value="0.996747618552" calcext:value-type="float">
            <text:p>0.996747618552</text:p>
          </table:table-cell>
          <table:table-cell office:value-type="float" office:value="0.999688435315" calcext:value-type="float">
            <text:p>0.999688435315</text:p>
          </table:table-cell>
          <table:table-cell office:value-type="float" office:value="0.999973177817" calcext:value-type="float">
            <text:p>0.999973177817</text:p>
          </table:table-cell>
          <table:table-cell office:value-type="float" office:value="0.999997807857" calcext:value-type="float">
            <text:p>0.999997807857</text:p>
          </table:table-cell>
          <table:table-cell office:value-type="float" office:value="0.999999825943" calcext:value-type="float">
            <text:p>0.999999825943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978807712084" calcext:value-type="float">
            <text:p>0.978807712084</text:p>
          </table:table-cell>
          <table:table-cell office:value-type="float" office:value="0.997393102071" calcext:value-type="float">
            <text:p>0.997393102071</text:p>
          </table:table-cell>
          <table:table-cell office:value-type="float" office:value="0.999760065049" calcext:value-type="float">
            <text:p>0.999760065049</text:p>
          </table:table-cell>
          <table:table-cell office:value-type="float" office:value="0.999980211753" calcext:value-type="float">
            <text:p>0.999980211753</text:p>
          </table:table-cell>
          <table:table-cell office:value-type="float" office:value="0.999998455304" calcext:value-type="float">
            <text:p>0.999998455304</text:p>
          </table:table-cell>
          <table:table-cell office:value-type="float" office:value="0.999999883169" calcext:value-type="float">
            <text:p>0.999999883169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982823274732" calcext:value-type="float">
            <text:p>0.982823274732</text:p>
          </table:table-cell>
          <table:table-cell office:value-type="float" office:value="0.997966292813" calcext:value-type="float">
            <text:p>0.997966292813</text:p>
          </table:table-cell>
          <table:table-cell office:value-type="float" office:value="0.9998199031" calcext:value-type="float">
            <text:p>0.9998199031</text:p>
          </table:table-cell>
          <table:table-cell office:value-type="float" office:value="0.999985744912" calcext:value-type="float">
            <text:p>0.999985744912</text:p>
          </table:table-cell>
          <table:table-cell office:value-type="float" office:value="0.999998934944" calcext:value-type="float">
            <text:p>0.999998934944</text:p>
          </table:table-cell>
          <table:table-cell office:value-type="float" office:value="0.999999923094" calcext:value-type="float">
            <text:p>0.999999923094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986633689288" calcext:value-type="float">
            <text:p>0.986633689288</text:p>
          </table:table-cell>
          <table:table-cell office:value-type="float" office:value="0.998475217583" calcext:value-type="float">
            <text:p>0.998475217583</text:p>
          </table:table-cell>
          <table:table-cell office:value-type="float" office:value="0.999869889531" calcext:value-type="float">
            <text:p>0.999869889531</text:p>
          </table:table-cell>
          <table:table-cell office:value-type="float" office:value="0.999990097493" calcext:value-type="float">
            <text:p>0.999990097493</text:p>
          </table:table-cell>
          <table:table-cell office:value-type="float" office:value="0.999999290271" calcext:value-type="float">
            <text:p>0.999999290271</text:p>
          </table:table-cell>
          <table:table-cell office:value-type="float" office:value="0.999999950949" calcext:value-type="float">
            <text:p>0.999999950949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99024793965" calcext:value-type="float">
            <text:p>0.99024793965</text:p>
          </table:table-cell>
          <table:table-cell office:value-type="float" office:value="0.998927026819" calcext:value-type="float">
            <text:p>0.998927026819</text:p>
          </table:table-cell>
          <table:table-cell office:value-type="float" office:value="0.999911645538" calcext:value-type="float">
            <text:p>0.999911645538</text:p>
          </table:table-cell>
          <table:table-cell office:value-type="float" office:value="0.99999352138" calcext:value-type="float">
            <text:p>0.99999352138</text:p>
          </table:table-cell>
          <table:table-cell office:value-type="float" office:value="0.999999553504" calcext:value-type="float">
            <text:p>0.999999553504</text:p>
          </table:table-cell>
          <table:table-cell office:value-type="float" office:value="0.999999970383" calcext:value-type="float">
            <text:p>0.999999970383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993674778471" calcext:value-type="float">
            <text:p>0.993674778471</text:p>
          </table:table-cell>
          <table:table-cell office:value-type="float" office:value="0.999328087097" calcext:value-type="float">
            <text:p>0.999328087097</text:p>
          </table:table-cell>
          <table:table-cell office:value-type="float" office:value="0.99994652576" calcext:value-type="float">
            <text:p>0.99994652576</text:p>
          </table:table-cell>
          <table:table-cell office:value-type="float" office:value="0.999996214722" calcext:value-type="float">
            <text:p>0.999996214722</text:p>
          </table:table-cell>
          <table:table-cell office:value-type="float" office:value="0.999999748512" calcext:value-type="float">
            <text:p>0.999999748512</text:p>
          </table:table-cell>
          <table:table-cell office:value-type="float" office:value="0.999999983941" calcext:value-type="float">
            <text:p>0.999999983941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99692271404" calcext:value-type="float">
            <text:p>0.99692271404</text:p>
          </table:table-cell>
          <table:table-cell office:value-type="float" office:value="0.999684064559" calcext:value-type="float">
            <text:p>0.999684064559</text:p>
          </table:table-cell>
          <table:table-cell office:value-type="float" office:value="0.999975662036" calcext:value-type="float">
            <text:p>0.999975662036</text:p>
          </table:table-cell>
          <table:table-cell office:value-type="float" office:value="0.99999833339" calcext:value-type="float">
            <text:p>0.99999833339</text:p>
          </table:table-cell>
          <table:table-cell office:value-type="float" office:value="0.999999892977" calcext:value-type="float">
            <text:p>0.999999892977</text:p>
          </table:table-cell>
          <table:table-cell office:value-type="float" office:value="0.9999999934" calcext:value-type="float">
            <text:p>0.9999999934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30T00:21:39.909030706</dc:date>
    <meta:editing-duration>PT10M20S</meta:editing-duration>
    <meta:editing-cycles>1</meta:editing-cycles>
    <meta:document-statistic meta:table-count="1" meta:cell-count="71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4.033cm" svg:height="22.446cm" xlink:href=".." xlink:type="simple" chart:class="chart:scatter" chart:style-name="ch1">
        <chart:legend chart:legend-position="bottom" svg:x="16.405cm" svg:y="21.847cm" style:legend-expansion="wide" chart:style-name="ch2"/>
        <chart:plot-area chart:style-name="ch3" table:cell-range-address="logistic.A1:logistic.G102" chart:data-source-has-labels="row" svg:x="0.88cm" svg:y="0.448cm" svg:width="42.273cm" svg:height="20.767cm">
          <chartooo:coordinate-region svg:x="1.607cm" svg:y="0.647cm" svg:width="41.452cm" svg:height="19.9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ogistic.B2:logistic.B102" chart:label-cell-address="logistic.B1:logistic.B1" chart:class="chart:scatter">
            <chart:domain table:cell-range-address="logistic.A2:logistic.A102"/>
            <chart:data-point chart:repeated="101"/>
          </chart:series>
          <chart:series chart:style-name="ch7" chart:values-cell-range-address="logistic.C2:logistic.C102" chart:label-cell-address="logistic.C1:logistic.C1" chart:class="chart:scatter">
            <chart:data-point chart:repeated="101"/>
          </chart:series>
          <chart:series chart:style-name="ch8" chart:values-cell-range-address="logistic.D2:logistic.D102" chart:label-cell-address="logistic.D1:logistic.D1" chart:class="chart:scatter">
            <chart:data-point chart:repeated="101"/>
          </chart:series>
          <chart:series chart:style-name="ch9" chart:values-cell-range-address="logistic.E2:logistic.E102" chart:label-cell-address="logistic.E1:logistic.E1" chart:class="chart:scatter">
            <chart:data-point chart:repeated="101"/>
          </chart:series>
          <chart:series chart:style-name="ch10" chart:values-cell-range-address="logistic.F2:logistic.F102" chart:label-cell-address="logistic.F1:logistic.F1" chart:class="chart:scatter">
            <chart:data-point chart:repeated="101"/>
          </chart:series>
          <chart:series chart:style-name="ch11" chart:values-cell-range-address="logistic.G2:logistic.G102" chart:label-cell-address="logistic.G1:logistic.G1" chart:class="chart:scatter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=6</text:p>
                <draw:g>
                  <svg:desc>logistic.B1:logistic.B1</svg:desc>
                </draw:g>
              </table:table-cell>
              <table:table-cell office:value-type="string">
                <text:p>k=12</text:p>
                <draw:g>
                  <svg:desc>logistic.C1:logistic.C1</svg:desc>
                </draw:g>
              </table:table-cell>
              <table:table-cell office:value-type="string">
                <text:p>k=18</text:p>
                <draw:g>
                  <svg:desc>logistic.D1:logistic.D1</svg:desc>
                </draw:g>
              </table:table-cell>
              <table:table-cell office:value-type="string">
                <text:p>k=24</text:p>
                <draw:g>
                  <svg:desc>logistic.E1:logistic.E1</svg:desc>
                </draw:g>
              </table:table-cell>
              <table:table-cell office:value-type="string">
                <text:p>k=30</text:p>
                <draw:g>
                  <svg:desc>logistic.F1:logistic.F1</svg:desc>
                </draw:g>
              </table:table-cell>
              <table:table-cell office:value-type="string">
                <text:p>k=36</text:p>
                <draw:g>
                  <svg:desc>logistic.G1:logistic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ogistic.A2:logistic.A102</svg:desc>
                </draw:g>
              </table:table-cell>
              <table:table-cell office:value-type="float" office:value="0">
                <text:p>0</text:p>
                <draw:g>
                  <svg:desc>logistic.B2:logistic.B102</svg:desc>
                </draw:g>
              </table:table-cell>
              <table:table-cell office:value-type="float" office:value="-0">
                <text:p>-0</text:p>
                <draw:g>
                  <svg:desc>logistic.C2:logistic.C102</svg:desc>
                </draw:g>
              </table:table-cell>
              <table:table-cell office:value-type="float" office:value="-0">
                <text:p>-0</text:p>
                <draw:g>
                  <svg:desc>logistic.D2:logistic.D102</svg:desc>
                </draw:g>
              </table:table-cell>
              <table:table-cell office:value-type="float" office:value="-0">
                <text:p>-0</text:p>
                <draw:g>
                  <svg:desc>logistic.E2:logistic.E102</svg:desc>
                </draw:g>
              </table:table-cell>
              <table:table-cell office:value-type="float" office:value="-0">
                <text:p>-0</text:p>
                <draw:g>
                  <svg:desc>logistic.F2:logistic.F102</svg:desc>
                </draw:g>
              </table:table-cell>
              <table:table-cell office:value-type="float" office:value="0">
                <text:p>0</text:p>
                <draw:g>
                  <svg:desc>logistic.G2:logistic.G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307728596">
                <text:p>0.00307728596</text:p>
              </table:table-cell>
              <table:table-cell office:value-type="float" office:value="0.000315935441">
                <text:p>0.000315935441</text:p>
              </table:table-cell>
              <table:table-cell office:value-type="float" office:value="0.000024337964">
                <text:p>0.000024337964</text:p>
              </table:table-cell>
              <table:table-cell office:value-type="float" office:value="0.00000166661">
                <text:p>0.00000166661</text:p>
              </table:table-cell>
              <table:table-cell office:value-type="float" office:value="0.000000107023">
                <text:p>0.000000107023</text:p>
              </table:table-cell>
              <table:table-cell office:value-type="float" office:value="0.0000000066">
                <text:p>0.00000000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6325221529">
                <text:p>0.006325221529</text:p>
              </table:table-cell>
              <table:table-cell office:value-type="float" office:value="0.000671912903">
                <text:p>0.000671912903</text:p>
              </table:table-cell>
              <table:table-cell office:value-type="float" office:value="0.00005347424">
                <text:p>0.00005347424</text:p>
              </table:table-cell>
              <table:table-cell office:value-type="float" office:value="0.000003785278">
                <text:p>0.000003785278</text:p>
              </table:table-cell>
              <table:table-cell office:value-type="float" office:value="0.000000251488">
                <text:p>0.000000251488</text:p>
              </table:table-cell>
              <table:table-cell office:value-type="float" office:value="0.000000016059">
                <text:p>0.000000016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975206035">
                <text:p>0.00975206035</text:p>
              </table:table-cell>
              <table:table-cell office:value-type="float" office:value="0.001072973181">
                <text:p>0.001072973181</text:p>
              </table:table-cell>
              <table:table-cell office:value-type="float" office:value="0.000088354462">
                <text:p>0.000088354462</text:p>
              </table:table-cell>
              <table:table-cell office:value-type="float" office:value="0.00000647862">
                <text:p>0.00000647862</text:p>
              </table:table-cell>
              <table:table-cell office:value-type="float" office:value="0.000000446496">
                <text:p>0.000000446496</text:p>
              </table:table-cell>
              <table:table-cell office:value-type="float" office:value="0.000000029617">
                <text:p>0.0000000296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13366310712">
                <text:p>0.013366310712</text:p>
              </table:table-cell>
              <table:table-cell office:value-type="float" office:value="0.001524782417">
                <text:p>0.001524782417</text:p>
              </table:table-cell>
              <table:table-cell office:value-type="float" office:value="0.000130110469">
                <text:p>0.000130110469</text:p>
              </table:table-cell>
              <table:table-cell office:value-type="float" office:value="0.000009902507">
                <text:p>0.000009902507</text:p>
              </table:table-cell>
              <table:table-cell office:value-type="float" office:value="0.000000709729">
                <text:p>0.000000709729</text:p>
              </table:table-cell>
              <table:table-cell office:value-type="float" office:value="0.000000049051">
                <text:p>0.0000000490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17176725268">
                <text:p>0.017176725268</text:p>
              </table:table-cell>
              <table:table-cell office:value-type="float" office:value="0.002033707187">
                <text:p>0.002033707187</text:p>
              </table:table-cell>
              <table:table-cell office:value-type="float" office:value="0.0001800969">
                <text:p>0.0001800969</text:p>
              </table:table-cell>
              <table:table-cell office:value-type="float" office:value="0.000014255088">
                <text:p>0.000014255088</text:p>
              </table:table-cell>
              <table:table-cell office:value-type="float" office:value="0.000001065056">
                <text:p>0.000001065056</text:p>
              </table:table-cell>
              <table:table-cell office:value-type="float" office:value="0.000000076906">
                <text:p>0.0000000769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21192287916">
                <text:p>0.021192287916</text:p>
              </table:table-cell>
              <table:table-cell office:value-type="float" office:value="0.002606897929">
                <text:p>0.002606897929</text:p>
              </table:table-cell>
              <table:table-cell office:value-type="float" office:value="0.000239934951">
                <text:p>0.000239934951</text:p>
              </table:table-cell>
              <table:table-cell office:value-type="float" office:value="0.000019788247">
                <text:p>0.000019788247</text:p>
              </table:table-cell>
              <table:table-cell office:value-type="float" office:value="0.000001544696">
                <text:p>0.000001544696</text:p>
              </table:table-cell>
              <table:table-cell office:value-type="float" office:value="0.000000116831">
                <text:p>0.0000001168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25422197549">
                <text:p>0.025422197549</text:p>
              </table:table-cell>
              <table:table-cell office:value-type="float" office:value="0.003252381448">
                <text:p>0.003252381448</text:p>
              </table:table-cell>
              <table:table-cell office:value-type="float" office:value="0.000311564685">
                <text:p>0.000311564685</text:p>
              </table:table-cell>
              <table:table-cell office:value-type="float" office:value="0.000026822183">
                <text:p>0.000026822183</text:p>
              </table:table-cell>
              <table:table-cell office:value-type="float" office:value="0.000002192143">
                <text:p>0.000002192143</text:p>
              </table:table-cell>
              <table:table-cell office:value-type="float" office:value="0.000000174057">
                <text:p>0.0000001740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29875848381">
                <text:p>0.029875848381</text:p>
              </table:table-cell>
              <table:table-cell office:value-type="float" office:value="0.003979163253">
                <text:p>0.003979163253</text:p>
              </table:table-cell>
              <table:table-cell office:value-type="float" office:value="0.000397307549">
                <text:p>0.000397307549</text:p>
              </table:table-cell>
              <table:table-cell office:value-type="float" office:value="0.000035763926">
                <text:p>0.000035763926</text:p>
              </table:table-cell>
              <table:table-cell office:value-type="float" office:value="0.000003066104">
                <text:p>0.000003066104</text:p>
              </table:table-cell>
              <table:table-cell office:value-type="float" office:value="0.000000256081">
                <text:p>0.0000002560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34562806554">
                <text:p>0.034562806554</text:p>
              </table:table-cell>
              <table:table-cell office:value-type="float" office:value="0.004797340469">
                <text:p>0.004797340469</text:p>
              </table:table-cell>
              <table:table-cell office:value-type="float" office:value="0.000499941054">
                <text:p>0.000499941054</text:p>
              </table:table-cell>
              <table:table-cell office:value-type="float" office:value="0.000047130877">
                <text:p>0.000047130877</text:p>
              </table:table-cell>
              <table:table-cell office:value-type="float" office:value="0.000004245824">
                <text:p>0.000004245824</text:p>
              </table:table-cell>
              <table:table-cell office:value-type="float" office:value="0.000000373648">
                <text:p>0.0000003736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39492782726">
                <text:p>0.039492782726</text:p>
              </table:table-cell>
              <table:table-cell office:value-type="float" office:value="0.005718226033">
                <text:p>0.005718226033</text:p>
              </table:table-cell>
              <table:table-cell office:value-type="float" office:value="0.000622787955">
                <text:p>0.000622787955</text:p>
              </table:table-cell>
              <table:table-cell office:value-type="float" office:value="0.000061580732">
                <text:p>0.000061580732</text:p>
              </table:table-cell>
              <table:table-cell office:value-type="float" office:value="0.000005838276">
                <text:p>0.000005838276</text:p>
              </table:table-cell>
              <table:table-cell office:value-type="float" office:value="0.00000054216">
                <text:p>0.000000542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44675600366">
                <text:p>0.044675600366</text:p>
              </table:table-cell>
              <table:table-cell office:value-type="float" office:value="0.006754484802">
                <text:p>0.006754484802</text:p>
              </table:table-cell>
              <table:table-cell office:value-type="float" office:value="0.00076982269">
                <text:p>0.00076982269</text:p>
              </table:table-cell>
              <table:table-cell office:value-type="float" office:value="0.000079949494">
                <text:p>0.000079949494</text:p>
              </table:table-cell>
              <table:table-cell office:value-type="float" office:value="0.000007987853">
                <text:p>0.000007987853</text:p>
              </table:table-cell>
              <table:table-cell office:value-type="float" office:value="0.000000783693">
                <text:p>0.000000783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50121159442">
                <text:p>0.050121159442</text:p>
              </table:table-cell>
              <table:table-cell office:value-type="float" office:value="0.00792028212">
                <text:p>0.00792028212</text:p>
              </table:table-cell>
              <table:table-cell office:value-type="float" office:value="0.000945798339">
                <text:p>0.000945798339</text:p>
              </table:table-cell>
              <table:table-cell office:value-type="float" office:value="0.000103299793">
                <text:p>0.000103299793</text:p>
              </table:table-cell>
              <table:table-cell office:value-type="float" office:value="0.000010889464">
                <text:p>0.000010889464</text:p>
              </table:table-cell>
              <table:table-cell office:value-type="float" office:value="0.00000112989">
                <text:p>0.000001129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55839395277">
                <text:p>0.055839395277</text:p>
              </table:table-cell>
              <table:table-cell office:value-type="float" office:value="0.009231445168">
                <text:p>0.009231445168</text:p>
              </table:table-cell>
              <table:table-cell office:value-type="float" office:value="0.001156397945">
                <text:p>0.001156397945</text:p>
              </table:table-cell>
              <table:table-cell office:value-type="float" office:value="0.000132982267">
                <text:p>0.000132982267</text:p>
              </table:table-cell>
              <table:table-cell office:value-type="float" office:value="0.000014806202">
                <text:p>0.000014806202</text:p>
              </table:table-cell>
              <table:table-cell office:value-type="float" office:value="0.000001626103">
                <text:p>0.0000016261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6184023231">
                <text:p>0.06184023231</text:p>
              </table:table-cell>
              <table:table-cell office:value-type="float" office:value="0.010705637193">
                <text:p>0.010705637193</text:p>
              </table:table-cell>
              <table:table-cell office:value-type="float" office:value="0.001408414712">
                <text:p>0.001408414712</text:p>
              </table:table-cell>
              <table:table-cell office:value-type="float" office:value="0.000170713542">
                <text:p>0.000170713542</text:p>
              </table:table-cell>
              <table:table-cell office:value-type="float" office:value="0.000020093197">
                <text:p>0.000020093197</text:p>
              </table:table-cell>
              <table:table-cell office:value-type="float" office:value="0.00000233734">
                <text:p>0.000002337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68133532567">
                <text:p>0.068133532567</text:p>
              </table:table-cell>
              <table:table-cell office:value-type="float" office:value="0.012362544364">
                <text:p>0.012362544364</text:p>
              </table:table-cell>
              <table:table-cell office:value-type="float" office:value="0.001709966368">
                <text:p>0.001709966368</text:p>
              </table:table-cell>
              <table:table-cell office:value-type="float" office:value="0.000218675283">
                <text:p>0.000218675283</text:p>
              </table:table-cell>
              <table:table-cell office:value-type="float" office:value="0.000027229806">
                <text:p>0.000027229806</text:p>
              </table:table-cell>
              <table:table-cell office:value-type="float" office:value="0.000003356774">
                <text:p>0.0000033567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74729038691">
                <text:p>0.074729038691</text:p>
              </table:table-cell>
              <table:table-cell office:value-type="float" office:value="0.014224074503">
                <text:p>0.014224074503</text:p>
              </table:table-cell>
              <table:table-cell office:value-type="float" office:value="0.002070749819">
                <text:p>0.002070749819</text:p>
              </table:table-cell>
              <table:table-cell office:value-type="float" office:value="0.000279639963">
                <text:p>0.000279639963</text:p>
              </table:table-cell>
              <table:table-cell office:value-type="float" office:value="0.000036863057">
                <text:p>0.000036863057</text:p>
              </table:table-cell>
              <table:table-cell office:value-type="float" office:value="0.000004817955">
                <text:p>0.0000048179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81636311418">
                <text:p>0.081636311418</text:p>
              </table:table-cell>
              <table:table-cell office:value-type="float" office:value="0.016314566347">
                <text:p>0.016314566347</text:p>
              </table:table-cell>
              <table:table-cell office:value-type="float" office:value="0.002502343232">
                <text:p>0.002502343232</text:p>
              </table:table-cell>
              <table:table-cell office:value-type="float" office:value="0.000357130527">
                <text:p>0.000357130527</text:p>
              </table:table-cell>
              <table:table-cell office:value-type="float" office:value="0.000049866293">
                <text:p>0.000049866293</text:p>
              </table:table-cell>
              <table:table-cell office:value-type="float" office:value="0.000006912302">
                <text:p>0.0000069123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88864661471">
                <text:p>0.088864661471</text:p>
              </table:table-cell>
              <table:table-cell office:value-type="float" office:value="0.018661007141">
                <text:p>0.018661007141</text:p>
              </table:table-cell>
              <table:table-cell office:value-type="float" office:value="0.003018563658">
                <text:p>0.003018563658</text:p>
              </table:table-cell>
              <table:table-cell office:value-type="float" office:value="0.000455623001">
                <text:p>0.000455623001</text:p>
              </table:table-cell>
              <table:table-cell office:value-type="float" office:value="0.000067418289">
                <text:p>0.000067418289</text:p>
              </table:table-cell>
              <table:table-cell office:value-type="float" office:value="0.000009914176">
                <text:p>0.0000099141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96423075914">
                <text:p>0.096423075914</text:p>
              </table:table-cell>
              <table:table-cell office:value-type="float" office:value="0.021293255392">
                <text:p>0.021293255392</text:p>
              </table:table-cell>
              <table:table-cell office:value-type="float" office:value="0.003635889481">
                <text:p>0.003635889481</text:p>
              </table:table-cell>
              <table:table-cell office:value-type="float" office:value="0.000580803459">
                <text:p>0.000580803459</text:p>
              </table:table-cell>
              <table:table-cell office:value-type="float" office:value="0.000091110027">
                <text:p>0.000091110027</text:p>
              </table:table-cell>
              <table:table-cell office:value-type="float" office:value="0.000014216818">
                <text:p>0.0000142168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104320139096">
                <text:p>0.104320139096</text:p>
              </table:table-cell>
              <table:table-cell office:value-type="float" office:value="0.024244264279">
                <text:p>0.024244264279</text:p>
              </table:table-cell>
              <table:table-cell office:value-type="float" office:value="0.00437395803">
                <text:p>0.00437395803</text:p>
              </table:table-cell>
              <table:table-cell office:value-type="float" office:value="0.000739893751">
                <text:p>0.000739893751</text:p>
              </table:table-cell>
              <table:table-cell office:value-type="float" office:value="0.000123088749">
                <text:p>0.000123088749</text:p>
              </table:table-cell>
              <table:table-cell office:value-type="float" office:value="0.000020383858">
                <text:p>0.0000203838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112563948439">
                <text:p>0.112563948439</text:p>
              </table:table-cell>
              <table:table-cell office:value-type="float" office:value="0.027550299665">
                <text:p>0.027550299665</text:p>
              </table:table-cell>
              <table:table-cell office:value-type="float" office:value="0.005256149759">
                <text:p>0.005256149759</text:p>
              </table:table-cell>
              <table:table-cell office:value-type="float" office:value="0.000942064046">
                <text:p>0.000942064046</text:p>
              </table:table-cell>
              <table:table-cell office:value-type="float" office:value="0.000166252264">
                <text:p>0.000166252264</text:p>
              </table:table-cell>
              <table:table-cell office:value-type="float" office:value="0.000029223124">
                <text:p>0.0000292231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12116202541">
                <text:p>0.12116202541</text:p>
              </table:table-cell>
              <table:table-cell office:value-type="float" office:value="0.031251144733">
                <text:p>0.031251144733</text:p>
              </table:table-cell>
              <table:table-cell office:value-type="float" office:value="0.006310271197">
                <text:p>0.006310271197</text:p>
              </table:table-cell>
              <table:table-cell office:value-type="float" office:value="0.001198954792">
                <text:p>0.001198954792</text:p>
              </table:table-cell>
              <table:table-cell office:value-type="float" office:value="0.000224511005">
                <text:p>0.000224511005</text:p>
              </table:table-cell>
              <table:table-cell office:value-type="float" office:value="0.000041892432">
                <text:p>0.0000418924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130121222174">
                <text:p>0.130121222174</text:p>
              </table:table-cell>
              <table:table-cell office:value-type="float" office:value="0.035390281009">
                <text:p>0.035390281009</text:p>
              </table:table-cell>
              <table:table-cell office:value-type="float" office:value="0.007569349339">
                <text:p>0.007569349339</text:p>
              </table:table-cell>
              <table:table-cell office:value-type="float" office:value="0.001525336276">
                <text:p>0.001525336276</text:p>
              </table:table-cell>
              <table:table-cell office:value-type="float" office:value="0.000303141313">
                <text:p>0.000303141313</text:p>
              </table:table-cell>
              <table:table-cell office:value-type="float" office:value="0.000060051164">
                <text:p>0.0000600511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139447624556">
                <text:p>0.139447624556</text:p>
              </table:table-cell>
              <table:table-cell office:value-type="float" office:value="0.040015032879">
                <text:p>0.040015032879</text:p>
              </table:table-cell>
              <table:table-cell office:value-type="float" office:value="0.009072549798">
                <text:p>0.009072549798</text:p>
              </table:table-cell>
              <table:table-cell office:value-type="float" office:value="0.001939940649">
                <text:p>0.001939940649</text:p>
              </table:table-cell>
              <table:table-cell office:value-type="float" office:value="0.000409261513">
                <text:p>0.000409261513</text:p>
              </table:table-cell>
              <table:table-cell office:value-type="float" office:value="0.000086077459">
                <text:p>0.0000860774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14914645207">
                <text:p>0.14914645207</text:p>
              </table:table-cell>
              <table:table-cell office:value-type="float" office:value="0.045176659731">
                <text:p>0.045176659731</text:p>
              </table:table-cell>
              <table:table-cell office:value-type="float" office:value="0.010866229722">
                <text:p>0.010866229722</text:p>
              </table:table-cell>
              <table:table-cell office:value-type="float" office:value="0.002466509291">
                <text:p>0.002466509291</text:p>
              </table:table-cell>
              <table:table-cell office:value-type="float" office:value="0.000552473073">
                <text:p>0.000552473073</text:p>
              </table:table-cell>
              <table:table-cell office:value-type="float" office:value="0.00012337935">
                <text:p>0.000123379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159221955965">
                <text:p>0.159221955965</text:p>
              </table:table-cell>
              <table:table-cell office:value-type="float" office:value="0.050930376498">
                <text:p>0.050930376498</text:p>
              </table:table-cell>
              <table:table-cell office:value-type="float" office:value="0.013005133287">
                <text:p>0.013005133287</text:p>
              </table:table-cell>
              <table:table-cell office:value-type="float" office:value="0.003135107636">
                <text:p>0.003135107636</text:p>
              </table:table-cell>
              <table:table-cell office:value-type="float" office:value="0.000745723388">
                <text:p>0.000745723388</text:p>
              </table:table-cell>
              <table:table-cell office:value-type="float" office:value="0.000176840394">
                <text:p>0.0001768403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169677316345">
                <text:p>0.169677316345</text:p>
              </table:table-cell>
              <table:table-cell office:value-type="float" office:value="0.057335279901">
                <text:p>0.057335279901</text:p>
              </table:table-cell>
              <table:table-cell office:value-type="float" office:value="0.015553731982">
                <text:p>0.015553731982</text:p>
              </table:table-cell>
              <table:table-cell office:value-type="float" office:value="0.003983769928">
                <text:p>0.003983769928</text:p>
              </table:table-cell>
              <table:table-cell office:value-type="float" office:value="0.001006465534">
                <text:p>0.001006465534</text:p>
              </table:table-cell>
              <table:table-cell office:value-type="float" office:value="0.000253457713">
                <text:p>0.0002534577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180514539626">
                <text:p>0.180514539626</text:p>
              </table:table-cell>
              <table:table-cell office:value-type="float" office:value="0.064454154086">
                <text:p>0.064454154086</text:p>
              </table:table-cell>
              <table:table-cell office:value-type="float" office:value="0.018587702622">
                <text:p>0.018587702622</text:p>
              </table:table-cell>
              <table:table-cell office:value-type="float" office:value="0.005060547345">
                <text:p>0.005060547345</text:p>
              </table:table-cell>
              <table:table-cell office:value-type="float" office:value="0.001358214879">
                <text:p>0.001358214879</text:p>
              </table:table-cell>
              <table:table-cell office:value-type="float" office:value="0.000363255094">
                <text:p>0.0003632550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191734357707">
                <text:p>0.191734357707</text:p>
              </table:table-cell>
              <table:table-cell office:value-type="float" office:value="0.072353126039">
                <text:p>0.072353126039</text:p>
              </table:table-cell>
              <table:table-cell office:value-type="float" office:value="0.022195521737">
                <text:p>0.022195521737</text:p>
              </table:table-cell>
              <table:table-cell office:value-type="float" office:value="0.006426043258">
                <text:p>0.006426043258</text:p>
              </table:table-cell>
              <table:table-cell office:value-type="float" office:value="0.001832634161">
                <text:p>0.001832634161</text:p>
              </table:table-cell>
              <table:table-cell office:value-type="float" office:value="0.00052058886">
                <text:p>0.000520588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203336130388">
                <text:p>0.203336130388</text:p>
              </table:table-cell>
              <table:table-cell office:value-type="float" office:value="0.081101138443">
                <text:p>0.081101138443</text:p>
              </table:table-cell>
              <table:table-cell office:value-type="float" office:value="0.026480134011">
                <text:p>0.026480134011</text:p>
              </table:table-cell>
              <table:table-cell office:value-type="float" office:value="0.008156527209">
                <text:p>0.008156527209</text:p>
              </table:table-cell>
              <table:table-cell office:value-type="float" office:value="0.002472318767">
                <text:p>0.002472318767</text:p>
              </table:table-cell>
              <table:table-cell office:value-type="float" office:value="0.000746013627">
                <text:p>0.0007460136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215317752682">
                <text:p>0.215317752682</text:p>
              </table:table-cell>
              <table:table-cell office:value-type="float" office:value="0.090769206042">
                <text:p>0.090769206042</text:p>
              </table:table-cell>
              <table:table-cell office:value-type="float" office:value="0.031560622622">
                <text:p>0.031560622622</text:p>
              </table:table-cell>
              <table:table-cell office:value-type="float" office:value="0.010347720513">
                <text:p>0.010347720513</text:p>
              </table:table-cell>
              <table:table-cell office:value-type="float" office:value="0.003334503445">
                <text:p>0.003334503445</text:p>
              </table:table-cell>
              <table:table-cell office:value-type="float" office:value="0.001068944305">
                <text:p>0.0010689443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227675568787">
                <text:p>0.227675568787</text:p>
              </table:table-cell>
              <table:table-cell office:value-type="float" office:value="0.101429421776">
                <text:p>0.101429421776</text:p>
              </table:table-cell>
              <table:table-cell office:value-type="float" office:value="0.037573768731">
                <text:p>0.037573768731</text:p>
              </table:table-cell>
              <table:table-cell office:value-type="float" office:value="0.013119335377">
                <text:p>0.013119335377</text:p>
              </table:table-cell>
              <table:table-cell office:value-type="float" office:value="0.004495970009">
                <text:p>0.004495970009</text:p>
              </table:table-cell>
              <table:table-cell office:value-type="float" office:value="0.001531446524">
                <text:p>0.0015314465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240404294523">
                <text:p>0.240404294523</text:p>
              </table:table-cell>
              <table:table-cell office:value-type="float" office:value="0.113153681716">
                <text:p>0.113153681716</text:p>
              </table:table-cell>
              <table:table-cell office:value-type="float" office:value="0.044675333862">
                <text:p>0.044675333862</text:p>
              </table:table-cell>
              <table:table-cell office:value-type="float" office:value="0.016620416171">
                <text:p>0.016620416171</text:p>
              </table:table-cell>
              <table:table-cell office:value-type="float" office:value="0.006059499297">
                <text:p>0.006059499297</text:p>
              </table:table-cell>
              <table:table-cell office:value-type="float" office:value="0.002193618194">
                <text:p>0.0021936181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253496950112">
                <text:p>0.253496950112</text:p>
              </table:table-cell>
              <table:table-cell office:value-type="float" office:value="0.126012104055">
                <text:p>0.126012104055</text:p>
              </table:table-cell>
              <table:table-cell office:value-type="float" office:value="0.053040831724">
                <text:p>0.053040831724</text:p>
              </table:table-cell>
              <table:table-cell office:value-type="float" office:value="0.021035461337">
                <text:p>0.021035461337</text:p>
              </table:table-cell>
              <table:table-cell office:value-type="float" office:value="0.008162270245">
                <text:p>0.008162270245</text:p>
              </table:table-cell>
              <table:table-cell office:value-type="float" office:value="0.003141198151">
                <text:p>0.0031411981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266944805146">
                <text:p>0.266944805146</text:p>
              </table:table-cell>
              <table:table-cell office:value-type="float" office:value="0.140071127973">
                <text:p>0.140071127973</text:p>
              </table:table-cell>
              <table:table-cell office:value-type="float" office:value="0.062865475999">
                <text:p>0.062865475999</text:p>
              </table:table-cell>
              <table:table-cell office:value-type="float" office:value="0.026591176164">
                <text:p>0.026591176164</text:p>
              </table:table-cell>
              <table:table-cell office:value-type="float" office:value="0.01098664345">
                <text:p>0.01098664345</text:p>
              </table:table-cell>
              <table:table-cell office:value-type="float" office:value="0.004496258068">
                <text:p>0.0044962580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280737337554">
                <text:p>0.280737337554</text:p>
              </table:table-cell>
              <table:table-cell office:value-type="float" office:value="0.155391293952">
                <text:p>0.155391293952</text:p>
              </table:table-cell>
              <table:table-cell office:value-type="float" office:value="0.074362902548">
                <text:p>0.074362902548</text:p>
              </table:table-cell>
              <table:table-cell office:value-type="float" office:value="0.033563491547">
                <text:p>0.033563491547</text:p>
              </table:table-cell>
              <table:table-cell office:value-type="float" office:value="0.01477373483">
                <text:p>0.01477373483</text:p>
              </table:table-cell>
              <table:table-cell office:value-type="float" office:value="0.006432093433">
                <text:p>0.0064320934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294862208273">
                <text:p>0.294862208273</text:p>
              </table:table-cell>
              <table:table-cell office:value-type="float" office:value="0.172024728517">
                <text:p>0.172024728517</text:p>
              </table:table-cell>
              <table:table-cell office:value-type="float" office:value="0.087762179007">
                <text:p>0.087762179007</text:p>
              </table:table-cell>
              <table:table-cell office:value-type="float" office:value="0.04228414727">
                <text:p>0.04228414727</text:p>
              </table:table-cell>
              <table:table-cell office:value-type="float" office:value="0.01984001197">
                <text:p>0.01984001197</text:p>
              </table:table-cell>
              <table:table-cell office:value-type="float" office:value="0.009193690417">
                <text:p>0.0091936904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309305253175">
                <text:p>0.309305253175</text:p>
              </table:table-cell>
              <table:table-cell office:value-type="float" office:value="0.190012383444">
                <text:p>0.190012383444</text:p>
              </table:table-cell>
              <table:table-cell office:value-type="float" office:value="0.103302550831">
                <text:p>0.103302550831</text:p>
              </table:table-cell>
              <table:table-cell office:value-type="float" office:value="0.053145645296">
                <text:p>0.053145645296</text:p>
              </table:table-cell>
              <table:table-cell office:value-type="float" office:value="0.026596703947">
                <text:p>0.026596703947</text:p>
              </table:table-cell>
              <table:table-cell office:value-type="float" office:value="0.013125303507">
                <text:p>0.0131253035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324050493596">
                <text:p>0.324050493596</text:p>
              </table:table-cell>
              <table:table-cell office:value-type="float" office:value="0.209381111491">
                <text:p>0.209381111491</text:p>
              </table:table-cell>
              <table:table-cell office:value-type="float" office:value="0.12122536042">
                <text:p>0.12122536042</text:p>
              </table:table-cell>
              <table:table-cell office:value-type="float" office:value="0.066602709838">
                <text:p>0.066602709838</text:p>
              </table:table-cell>
              <table:table-cell office:value-type="float" office:value="0.035570905133">
                <text:p>0.035570905133</text:p>
              </table:table-cell>
              <table:table-cell office:value-type="float" office:value="0.018706495294">
                <text:p>0.0187064952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339080166548">
                <text:p>0.339080166548</text:p>
              </table:table-cell>
              <table:table-cell office:value-type="float" office:value="0.230140695772">
                <text:p>0.230140695772</text:p>
              </table:table-cell>
              <table:table-cell office:value-type="float" office:value="0.14176265581">
                <text:p>0.14176265581</text:p>
              </table:table-cell>
              <table:table-cell office:value-type="float" office:value="0.083167574312">
                <text:p>0.083167574312</text:p>
              </table:table-cell>
              <table:table-cell office:value-type="float" office:value="0.047425596291">
                <text:p>0.047425596291</text:p>
              </table:table-cell>
              <table:table-cell office:value-type="float" office:value="0.026596979157">
                <text:p>0.0265969791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354374775397">
                <text:p>0.354374775397</text:p>
              </table:table-cell>
              <table:table-cell office:value-type="float" office:value="0.252280985117">
                <text:p>0.252280985117</text:p>
              </table:table-cell>
              <table:table-cell office:value-type="float" office:value="0.165122225989">
                <text:p>0.165122225989</text:p>
              </table:table-cell>
              <table:table-cell office:value-type="float" office:value="0.103395577845">
                <text:p>0.103395577845</text:p>
              </table:table-cell>
              <table:table-cell office:value-type="float" office:value="0.062973088682">
                <text:p>0.062973088682</text:p>
              </table:table-cell>
              <table:table-cell office:value-type="float" office:value="0.037687876427">
                <text:p>0.0376878764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369913161413">
                <text:p>0.369913161413</text:p>
              </table:table-cell>
              <table:table-cell office:value-type="float" office:value="0.275769318927">
                <text:p>0.275769318927</text:p>
              </table:table-cell>
              <table:table-cell office:value-type="float" office:value="0.191469206509">
                <text:p>0.191469206509</text:p>
              </table:table-cell>
              <table:table-cell office:value-type="float" office:value="0.127856993296">
                <text:p>0.127856993296</text:p>
              </table:table-cell>
              <table:table-cell office:value-type="float" office:value="0.083172441477">
                <text:p>0.083172441477</text:p>
              </table:table-cell>
              <table:table-cell office:value-type="float" office:value="0.053151122787">
                <text:p>0.0531511227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385672596232">
                <text:p>0.385672596232</text:p>
              </table:table-cell>
              <table:table-cell office:value-type="float" office:value="0.30054844694">
                <text:p>0.30054844694</text:p>
              </table:table-cell>
              <table:table-cell office:value-type="float" office:value="0.220905014605">
                <text:p>0.220905014605</text:p>
              </table:table-cell>
              <table:table-cell office:value-type="float" office:value="0.157091255103">
                <text:p>0.157091255103</text:p>
              </table:table-cell>
              <table:table-cell office:value-type="float" office:value="0.109096582039">
                <text:p>0.109096582039</text:p>
              </table:table-cell>
              <table:table-cell office:value-type="float" office:value="0.074467932204">
                <text:p>0.0744679322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401628894825">
                <text:p>0.401628894825</text:p>
              </table:table-cell>
              <table:table-cell office:value-type="float" office:value="0.326535156555">
                <text:p>0.326535156555</text:p>
              </table:table-cell>
              <table:table-cell office:value-type="float" office:value="0.253445169605">
                <text:p>0.253445169605</text:p>
              </table:table-cell>
              <table:table-cell office:value-type="float" office:value="0.191541558116">
                <text:p>0.191541558116</text:p>
              </table:table-cell>
              <table:table-cell office:value-type="float" office:value="0.141850845783">
                <text:p>0.141850845783</text:p>
              </table:table-cell>
              <table:table-cell office:value-type="float" office:value="0.103400439378">
                <text:p>0.1034004393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417756548155">
                <text:p>0.417756548155</text:p>
              </table:table-cell>
              <table:table-cell office:value-type="float" office:value="0.353619807668">
                <text:p>0.353619807668</text:p>
              </table:table-cell>
              <table:table-cell office:value-type="float" office:value="0.288998424475">
                <text:p>0.288998424475</text:p>
              </table:table-cell>
              <table:table-cell office:value-type="float" office:value="0.231471916734">
                <text:p>0.231471916734</text:p>
              </table:table-cell>
              <table:table-cell office:value-type="float" office:value="0.182425329513">
                <text:p>0.182425329513</text:p>
              </table:table-cell>
              <table:table-cell office:value-type="float" office:value="0.141851053991">
                <text:p>0.1418510539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434028874246">
                <text:p>0.434028874246</text:p>
              </table:table-cell>
              <table:table-cell office:value-type="float" office:value="0.381666939098">
                <text:p>0.381666939098</text:p>
              </table:table-cell>
              <table:table-cell office:value-type="float" office:value="0.327350374878">
                <text:p>0.327350374878</text:p>
              </table:table-cell>
              <table:table-cell office:value-type="float" office:value="0.276875453043">
                <text:p>0.276875453043</text:p>
              </table:table-cell>
              <table:table-cell office:value-type="float" office:value="0.231475052216">
                <text:p>0.231475052216</text:p>
              </table:table-cell>
              <table:table-cell office:value-type="float" office:value="0.191545339166">
                <text:p>0.1915453391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450418185979">
                <text:p>0.450418185979</text:p>
              </table:table-cell>
              <table:table-cell office:value-type="float" office:value="0.410517050716">
                <text:p>0.410517050716</text:p>
              </table:table-cell>
              <table:table-cell office:value-type="float" office:value="0.368155044359">
                <text:p>0.368155044359</text:p>
              </table:table-cell>
              <table:table-cell office:value-type="float" office:value="0.327390861851">
                <text:p>0.327390861851</text:p>
              </table:table-cell>
              <table:table-cell office:value-type="float" office:value="0.289050368315">
                <text:p>0.289050368315</text:p>
              </table:table-cell>
              <table:table-cell office:value-type="float" office:value="0.253506009154">
                <text:p>0.2535060091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466895973512">
                <text:p>0.466895973512</text:p>
              </table:table-cell>
              <table:table-cell office:value-type="float" office:value="0.439989584447">
                <text:p>0.439989584447</text:p>
              </table:table-cell>
              <table:table-cell office:value-type="float" office:value="0.410937586304">
                <text:p>0.410937586304</text:p>
              </table:table-cell>
              <table:table-cell office:value-type="float" office:value="0.382250678286">
                <text:p>0.382250678286</text:p>
              </table:table-cell>
              <table:table-cell office:value-type="float" office:value="0.354343604661">
                <text:p>0.354343604661</text:p>
              </table:table-cell>
              <table:table-cell office:value-type="float" office:value="0.327392977675">
                <text:p>0.3273929776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483433098877">
                <text:p>0.483433098877</text:p>
              </table:table-cell>
              <table:table-cell office:value-type="float" office:value="0.469887032192">
                <text:p>0.469887032192</text:p>
              </table:table-cell>
              <table:table-cell office:value-type="float" office:value="0.455110029269">
                <text:p>0.455110029269</text:p>
              </table:table-cell>
              <table:table-cell office:value-type="float" office:value="0.440285616942">
                <text:p>0.440285616942</text:p>
              </table:table-cell>
              <table:table-cell office:value-type="float" office:value="0.425557437644">
                <text:p>0.425557437644</text:p>
              </table:table-cell>
              <table:table-cell office:value-type="float" office:value="0.410959563229">
                <text:p>0.4109595632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516566901123">
                <text:p>0.516566901123</text:p>
              </table:table-cell>
              <table:table-cell office:value-type="float" office:value="0.530112967808">
                <text:p>0.530112967808</text:p>
              </table:table-cell>
              <table:table-cell office:value-type="float" office:value="0.544889970731">
                <text:p>0.544889970731</text:p>
              </table:table-cell>
              <table:table-cell office:value-type="float" office:value="0.559714383058">
                <text:p>0.559714383058</text:p>
              </table:table-cell>
              <table:table-cell office:value-type="float" office:value="0.574442562356">
                <text:p>0.574442562356</text:p>
              </table:table-cell>
              <table:table-cell office:value-type="float" office:value="0.589040436771">
                <text:p>0.5890404367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533104026488">
                <text:p>0.533104026488</text:p>
              </table:table-cell>
              <table:table-cell office:value-type="float" office:value="0.560010415553">
                <text:p>0.560010415553</text:p>
              </table:table-cell>
              <table:table-cell office:value-type="float" office:value="0.589062413696">
                <text:p>0.589062413696</text:p>
              </table:table-cell>
              <table:table-cell office:value-type="float" office:value="0.617749321714">
                <text:p>0.617749321714</text:p>
              </table:table-cell>
              <table:table-cell office:value-type="float" office:value="0.645656395339">
                <text:p>0.645656395339</text:p>
              </table:table-cell>
              <table:table-cell office:value-type="float" office:value="0.672607022325">
                <text:p>0.6726070223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549581814021">
                <text:p>0.549581814021</text:p>
              </table:table-cell>
              <table:table-cell office:value-type="float" office:value="0.589482949284">
                <text:p>0.589482949284</text:p>
              </table:table-cell>
              <table:table-cell office:value-type="float" office:value="0.631844955641">
                <text:p>0.631844955641</text:p>
              </table:table-cell>
              <table:table-cell office:value-type="float" office:value="0.672609138149">
                <text:p>0.672609138149</text:p>
              </table:table-cell>
              <table:table-cell office:value-type="float" office:value="0.710949631685">
                <text:p>0.710949631685</text:p>
              </table:table-cell>
              <table:table-cell office:value-type="float" office:value="0.746493990846">
                <text:p>0.7464939908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565971125754">
                <text:p>0.565971125754</text:p>
              </table:table-cell>
              <table:table-cell office:value-type="float" office:value="0.618333060902">
                <text:p>0.618333060902</text:p>
              </table:table-cell>
              <table:table-cell office:value-type="float" office:value="0.672649625122">
                <text:p>0.672649625122</text:p>
              </table:table-cell>
              <table:table-cell office:value-type="float" office:value="0.723124546957">
                <text:p>0.723124546957</text:p>
              </table:table-cell>
              <table:table-cell office:value-type="float" office:value="0.768524947784">
                <text:p>0.768524947784</text:p>
              </table:table-cell>
              <table:table-cell office:value-type="float" office:value="0.808454660834">
                <text:p>0.8084546608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582243451845">
                <text:p>0.582243451845</text:p>
              </table:table-cell>
              <table:table-cell office:value-type="float" office:value="0.646380192332">
                <text:p>0.646380192332</text:p>
              </table:table-cell>
              <table:table-cell office:value-type="float" office:value="0.711001575525">
                <text:p>0.711001575525</text:p>
              </table:table-cell>
              <table:table-cell office:value-type="float" office:value="0.768528083266">
                <text:p>0.768528083266</text:p>
              </table:table-cell>
              <table:table-cell office:value-type="float" office:value="0.817574670487">
                <text:p>0.817574670487</text:p>
              </table:table-cell>
              <table:table-cell office:value-type="float" office:value="0.858148946009">
                <text:p>0.8581489460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598371105175">
                <text:p>0.598371105175</text:p>
              </table:table-cell>
              <table:table-cell office:value-type="float" office:value="0.673464843445">
                <text:p>0.673464843445</text:p>
              </table:table-cell>
              <table:table-cell office:value-type="float" office:value="0.746554830395">
                <text:p>0.746554830395</text:p>
              </table:table-cell>
              <table:table-cell office:value-type="float" office:value="0.808458441884">
                <text:p>0.808458441884</text:p>
              </table:table-cell>
              <table:table-cell office:value-type="float" office:value="0.858149154217">
                <text:p>0.858149154217</text:p>
              </table:table-cell>
              <table:table-cell office:value-type="float" office:value="0.896599560622">
                <text:p>0.8965995606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614327403768">
                <text:p>0.614327403768</text:p>
              </table:table-cell>
              <table:table-cell office:value-type="float" office:value="0.69945155306">
                <text:p>0.69945155306</text:p>
              </table:table-cell>
              <table:table-cell office:value-type="float" office:value="0.779094985395">
                <text:p>0.779094985395</text:p>
              </table:table-cell>
              <table:table-cell office:value-type="float" office:value="0.842908744897">
                <text:p>0.842908744897</text:p>
              </table:table-cell>
              <table:table-cell office:value-type="float" office:value="0.890903417961">
                <text:p>0.890903417961</text:p>
              </table:table-cell>
              <table:table-cell office:value-type="float" office:value="0.925532067796">
                <text:p>0.9255320677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630086838587">
                <text:p>0.630086838587</text:p>
              </table:table-cell>
              <table:table-cell office:value-type="float" office:value="0.724230681073">
                <text:p>0.724230681073</text:p>
              </table:table-cell>
              <table:table-cell office:value-type="float" office:value="0.808530793491">
                <text:p>0.808530793491</text:p>
              </table:table-cell>
              <table:table-cell office:value-type="float" office:value="0.872143006704">
                <text:p>0.872143006704</text:p>
              </table:table-cell>
              <table:table-cell office:value-type="float" office:value="0.916827558523">
                <text:p>0.916827558523</text:p>
              </table:table-cell>
              <table:table-cell office:value-type="float" office:value="0.946848877213">
                <text:p>0.9468488772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645625224603">
                <text:p>0.645625224603</text:p>
              </table:table-cell>
              <table:table-cell office:value-type="float" office:value="0.747719014883">
                <text:p>0.747719014883</text:p>
              </table:table-cell>
              <table:table-cell office:value-type="float" office:value="0.834877774011">
                <text:p>0.834877774011</text:p>
              </table:table-cell>
              <table:table-cell office:value-type="float" office:value="0.896604422155">
                <text:p>0.896604422155</text:p>
              </table:table-cell>
              <table:table-cell office:value-type="float" office:value="0.937026911318">
                <text:p>0.937026911318</text:p>
              </table:table-cell>
              <table:table-cell office:value-type="float" office:value="0.962312123573">
                <text:p>0.9623121235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660919833452">
                <text:p>0.660919833452</text:p>
              </table:table-cell>
              <table:table-cell office:value-type="float" office:value="0.769859304228">
                <text:p>0.769859304228</text:p>
              </table:table-cell>
              <table:table-cell office:value-type="float" office:value="0.85823734419">
                <text:p>0.85823734419</text:p>
              </table:table-cell>
              <table:table-cell office:value-type="float" office:value="0.916832425688">
                <text:p>0.916832425688</text:p>
              </table:table-cell>
              <table:table-cell office:value-type="float" office:value="0.952574403709">
                <text:p>0.952574403709</text:p>
              </table:table-cell>
              <table:table-cell office:value-type="float" office:value="0.973403020843">
                <text:p>0.9734030208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675949506404">
                <text:p>0.675949506404</text:p>
              </table:table-cell>
              <table:table-cell office:value-type="float" office:value="0.790618888509">
                <text:p>0.790618888509</text:p>
              </table:table-cell>
              <table:table-cell office:value-type="float" office:value="0.87877463958">
                <text:p>0.87877463958</text:p>
              </table:table-cell>
              <table:table-cell office:value-type="float" office:value="0.933397290162">
                <text:p>0.933397290162</text:p>
              </table:table-cell>
              <table:table-cell office:value-type="float" office:value="0.964429094867">
                <text:p>0.964429094867</text:p>
              </table:table-cell>
              <table:table-cell office:value-type="float" office:value="0.981293504706">
                <text:p>0.9812935047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690694746825">
                <text:p>0.690694746825</text:p>
              </table:table-cell>
              <table:table-cell office:value-type="float" office:value="0.809987616556">
                <text:p>0.809987616556</text:p>
              </table:table-cell>
              <table:table-cell office:value-type="float" office:value="0.896697449169">
                <text:p>0.896697449169</text:p>
              </table:table-cell>
              <table:table-cell office:value-type="float" office:value="0.946854354704">
                <text:p>0.946854354704</text:p>
              </table:table-cell>
              <table:table-cell office:value-type="float" office:value="0.973403296053">
                <text:p>0.973403296053</text:p>
              </table:table-cell>
              <table:table-cell office:value-type="float" office:value="0.986874696493">
                <text:p>0.9868746964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705137791727">
                <text:p>0.705137791727</text:p>
              </table:table-cell>
              <table:table-cell office:value-type="float" office:value="0.827975271483">
                <text:p>0.827975271483</text:p>
              </table:table-cell>
              <table:table-cell office:value-type="float" office:value="0.912237820993">
                <text:p>0.912237820993</text:p>
              </table:table-cell>
              <table:table-cell office:value-type="float" office:value="0.95771585273">
                <text:p>0.95771585273</text:p>
              </table:table-cell>
              <table:table-cell office:value-type="float" office:value="0.98015998803">
                <text:p>0.98015998803</text:p>
              </table:table-cell>
              <table:table-cell office:value-type="float" office:value="0.990806309583">
                <text:p>0.9908063095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719262662446">
                <text:p>0.719262662446</text:p>
              </table:table-cell>
              <table:table-cell office:value-type="float" office:value="0.844608706048">
                <text:p>0.844608706048</text:p>
              </table:table-cell>
              <table:table-cell office:value-type="float" office:value="0.925637097452">
                <text:p>0.925637097452</text:p>
              </table:table-cell>
              <table:table-cell office:value-type="float" office:value="0.966436508453">
                <text:p>0.966436508453</text:p>
              </table:table-cell>
              <table:table-cell office:value-type="float" office:value="0.98522626517">
                <text:p>0.98522626517</text:p>
              </table:table-cell>
              <table:table-cell office:value-type="float" office:value="0.993567906567">
                <text:p>0.9935679065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733055194854">
                <text:p>0.733055194854</text:p>
              </table:table-cell>
              <table:table-cell office:value-type="float" office:value="0.859928872027">
                <text:p>0.859928872027</text:p>
              </table:table-cell>
              <table:table-cell office:value-type="float" office:value="0.937134524001">
                <text:p>0.937134524001</text:p>
              </table:table-cell>
              <table:table-cell office:value-type="float" office:value="0.973408823836">
                <text:p>0.973408823836</text:p>
              </table:table-cell>
              <table:table-cell office:value-type="float" office:value="0.98901335655">
                <text:p>0.98901335655</text:p>
              </table:table-cell>
              <table:table-cell office:value-type="float" office:value="0.995503741932">
                <text:p>0.9955037419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746503049888">
                <text:p>0.746503049888</text:p>
              </table:table-cell>
              <table:table-cell office:value-type="float" office:value="0.873987895945">
                <text:p>0.873987895945</text:p>
              </table:table-cell>
              <table:table-cell office:value-type="float" office:value="0.946959168276">
                <text:p>0.946959168276</text:p>
              </table:table-cell>
              <table:table-cell office:value-type="float" office:value="0.978964538663">
                <text:p>0.978964538663</text:p>
              </table:table-cell>
              <table:table-cell office:value-type="float" office:value="0.991837729755">
                <text:p>0.991837729755</text:p>
              </table:table-cell>
              <table:table-cell office:value-type="float" office:value="0.996858801849">
                <text:p>0.9968588018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759595705477">
                <text:p>0.759595705477</text:p>
              </table:table-cell>
              <table:table-cell office:value-type="float" office:value="0.886846318284">
                <text:p>0.886846318284</text:p>
              </table:table-cell>
              <table:table-cell office:value-type="float" office:value="0.955324666138">
                <text:p>0.955324666138</text:p>
              </table:table-cell>
              <table:table-cell office:value-type="float" office:value="0.983379583829">
                <text:p>0.983379583829</text:p>
              </table:table-cell>
              <table:table-cell office:value-type="float" office:value="0.993940500703">
                <text:p>0.993940500703</text:p>
              </table:table-cell>
              <table:table-cell office:value-type="float" office:value="0.997806381806">
                <text:p>0.9978063818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772324431213">
                <text:p>0.772324431213</text:p>
              </table:table-cell>
              <table:table-cell office:value-type="float" office:value="0.898570578224">
                <text:p>0.898570578224</text:p>
              </table:table-cell>
              <table:table-cell office:value-type="float" office:value="0.962426231269">
                <text:p>0.962426231269</text:p>
              </table:table-cell>
              <table:table-cell office:value-type="float" office:value="0.986880664623">
                <text:p>0.986880664623</text:p>
              </table:table-cell>
              <table:table-cell office:value-type="float" office:value="0.995504029991">
                <text:p>0.995504029991</text:p>
              </table:table-cell>
              <table:table-cell office:value-type="float" office:value="0.998468553476">
                <text:p>0.9984685534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784682247318">
                <text:p>0.784682247318</text:p>
              </table:table-cell>
              <table:table-cell office:value-type="float" office:value="0.909230793958">
                <text:p>0.909230793958</text:p>
              </table:table-cell>
              <table:table-cell office:value-type="float" office:value="0.968439377378">
                <text:p>0.968439377378</text:p>
              </table:table-cell>
              <table:table-cell office:value-type="float" office:value="0.989652279487">
                <text:p>0.989652279487</text:p>
              </table:table-cell>
              <table:table-cell office:value-type="float" office:value="0.996665496555">
                <text:p>0.996665496555</text:p>
              </table:table-cell>
              <table:table-cell office:value-type="float" office:value="0.998931055695">
                <text:p>0.9989310556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796663869612">
                <text:p>0.796663869612</text:p>
              </table:table-cell>
              <table:table-cell office:value-type="float" office:value="0.918898861557">
                <text:p>0.918898861557</text:p>
              </table:table-cell>
              <table:table-cell office:value-type="float" office:value="0.973519865989">
                <text:p>0.973519865989</text:p>
              </table:table-cell>
              <table:table-cell office:value-type="float" office:value="0.991843472791">
                <text:p>0.991843472791</text:p>
              </table:table-cell>
              <table:table-cell office:value-type="float" office:value="0.997527681233">
                <text:p>0.997527681233</text:p>
              </table:table-cell>
              <table:table-cell office:value-type="float" office:value="0.999253986373">
                <text:p>0.9992539863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808265642293">
                <text:p>0.808265642293</text:p>
              </table:table-cell>
              <table:table-cell office:value-type="float" office:value="0.927646873961">
                <text:p>0.927646873961</text:p>
              </table:table-cell>
              <table:table-cell office:value-type="float" office:value="0.977804478263">
                <text:p>0.977804478263</text:p>
              </table:table-cell>
              <table:table-cell office:value-type="float" office:value="0.993573956742">
                <text:p>0.993573956742</text:p>
              </table:table-cell>
              <table:table-cell office:value-type="float" office:value="0.998167365839">
                <text:p>0.998167365839</text:p>
              </table:table-cell>
              <table:table-cell office:value-type="float" office:value="0.99947941114">
                <text:p>0.999479411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819485460374">
                <text:p>0.819485460374</text:p>
              </table:table-cell>
              <table:table-cell office:value-type="float" office:value="0.935545845914">
                <text:p>0.935545845914</text:p>
              </table:table-cell>
              <table:table-cell office:value-type="float" office:value="0.981412297378">
                <text:p>0.981412297378</text:p>
              </table:table-cell>
              <table:table-cell office:value-type="float" office:value="0.994939452655">
                <text:p>0.994939452655</text:p>
              </table:table-cell>
              <table:table-cell office:value-type="float" office:value="0.998641785121">
                <text:p>0.998641785121</text:p>
              </table:table-cell>
              <table:table-cell office:value-type="float" office:value="0.999636744906">
                <text:p>0.9996367449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830322683655">
                <text:p>0.830322683655</text:p>
              </table:table-cell>
              <table:table-cell office:value-type="float" office:value="0.942664720099">
                <text:p>0.942664720099</text:p>
              </table:table-cell>
              <table:table-cell office:value-type="float" office:value="0.984446268018">
                <text:p>0.984446268018</text:p>
              </table:table-cell>
              <table:table-cell office:value-type="float" office:value="0.996016230072">
                <text:p>0.996016230072</text:p>
              </table:table-cell>
              <table:table-cell office:value-type="float" office:value="0.998993534466">
                <text:p>0.998993534466</text:p>
              </table:table-cell>
              <table:table-cell office:value-type="float" office:value="0.999746542287">
                <text:p>0.9997465422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840778044035">
                <text:p>0.840778044035</text:p>
              </table:table-cell>
              <table:table-cell office:value-type="float" office:value="0.949069623502">
                <text:p>0.949069623502</text:p>
              </table:table-cell>
              <table:table-cell office:value-type="float" office:value="0.986994866713">
                <text:p>0.986994866713</text:p>
              </table:table-cell>
              <table:table-cell office:value-type="float" office:value="0.996864892364">
                <text:p>0.996864892364</text:p>
              </table:table-cell>
              <table:table-cell office:value-type="float" office:value="0.999254276612">
                <text:p>0.999254276612</text:p>
              </table:table-cell>
              <table:table-cell office:value-type="float" office:value="0.999823159606">
                <text:p>0.9998231596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85085354793">
                <text:p>0.85085354793</text:p>
              </table:table-cell>
              <table:table-cell office:value-type="float" office:value="0.954823340269">
                <text:p>0.954823340269</text:p>
              </table:table-cell>
              <table:table-cell office:value-type="float" office:value="0.989133770278">
                <text:p>0.989133770278</text:p>
              </table:table-cell>
              <table:table-cell office:value-type="float" office:value="0.997533490709">
                <text:p>0.997533490709</text:p>
              </table:table-cell>
              <table:table-cell office:value-type="float" office:value="0.999447526927">
                <text:p>0.999447526927</text:p>
              </table:table-cell>
              <table:table-cell office:value-type="float" office:value="0.99987662065">
                <text:p>0.999876620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860552375444">
                <text:p>0.860552375444</text:p>
              </table:table-cell>
              <table:table-cell office:value-type="float" office:value="0.959984967121">
                <text:p>0.959984967121</text:p>
              </table:table-cell>
              <table:table-cell office:value-type="float" office:value="0.990927450202">
                <text:p>0.990927450202</text:p>
              </table:table-cell>
              <table:table-cell office:value-type="float" office:value="0.998060059351">
                <text:p>0.998060059351</text:p>
              </table:table-cell>
              <table:table-cell office:value-type="float" office:value="0.999590738487">
                <text:p>0.999590738487</text:p>
              </table:table-cell>
              <table:table-cell office:value-type="float" office:value="0.999913922541">
                <text:p>0.9999139225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869878777826">
                <text:p>0.869878777826</text:p>
              </table:table-cell>
              <table:table-cell office:value-type="float" office:value="0.964609718991">
                <text:p>0.964609718991</text:p>
              </table:table-cell>
              <table:table-cell office:value-type="float" office:value="0.992430650661">
                <text:p>0.992430650661</text:p>
              </table:table-cell>
              <table:table-cell office:value-type="float" office:value="0.998474663724">
                <text:p>0.998474663724</text:p>
              </table:table-cell>
              <table:table-cell office:value-type="float" office:value="0.999696858687">
                <text:p>0.999696858687</text:p>
              </table:table-cell>
              <table:table-cell office:value-type="float" office:value="0.999939948836">
                <text:p>0.9999399488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87883797459">
                <text:p>0.87883797459</text:p>
              </table:table-cell>
              <table:table-cell office:value-type="float" office:value="0.968748855267">
                <text:p>0.968748855267</text:p>
              </table:table-cell>
              <table:table-cell office:value-type="float" office:value="0.993689728803">
                <text:p>0.993689728803</text:p>
              </table:table-cell>
              <table:table-cell office:value-type="float" office:value="0.998801045208">
                <text:p>0.998801045208</text:p>
              </table:table-cell>
              <table:table-cell office:value-type="float" office:value="0.999775488995">
                <text:p>0.999775488995</text:p>
              </table:table-cell>
              <table:table-cell office:value-type="float" office:value="0.999958107568">
                <text:p>0.9999581075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887436051561">
                <text:p>0.887436051561</text:p>
              </table:table-cell>
              <table:table-cell office:value-type="float" office:value="0.972449700335">
                <text:p>0.972449700335</text:p>
              </table:table-cell>
              <table:table-cell office:value-type="float" office:value="0.994743850241">
                <text:p>0.994743850241</text:p>
              </table:table-cell>
              <table:table-cell office:value-type="float" office:value="0.999057935954">
                <text:p>0.999057935954</text:p>
              </table:table-cell>
              <table:table-cell office:value-type="float" office:value="0.999833747736">
                <text:p>0.999833747736</text:p>
              </table:table-cell>
              <table:table-cell office:value-type="float" office:value="0.999970776876">
                <text:p>0.9999707768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895679860904">
                <text:p>0.895679860904</text:p>
              </table:table-cell>
              <table:table-cell office:value-type="float" office:value="0.975755735721">
                <text:p>0.975755735721</text:p>
              </table:table-cell>
              <table:table-cell office:value-type="float" office:value="0.99562604197">
                <text:p>0.99562604197</text:p>
              </table:table-cell>
              <table:table-cell office:value-type="float" office:value="0.999260106249">
                <text:p>0.999260106249</text:p>
              </table:table-cell>
              <table:table-cell office:value-type="float" office:value="0.999876911251">
                <text:p>0.999876911251</text:p>
              </table:table-cell>
              <table:table-cell office:value-type="float" office:value="0.999979616142">
                <text:p>0.9999796161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903576924086">
                <text:p>0.903576924086</text:p>
              </table:table-cell>
              <table:table-cell office:value-type="float" office:value="0.978706744608">
                <text:p>0.978706744608</text:p>
              </table:table-cell>
              <table:table-cell office:value-type="float" office:value="0.996364110519">
                <text:p>0.996364110519</text:p>
              </table:table-cell>
              <table:table-cell office:value-type="float" office:value="0.999419196541">
                <text:p>0.999419196541</text:p>
              </table:table-cell>
              <table:table-cell office:value-type="float" office:value="0.999908889973">
                <text:p>0.999908889973</text:p>
              </table:table-cell>
              <table:table-cell office:value-type="float" office:value="0.999985783182">
                <text:p>0.9999857831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911135338529">
                <text:p>0.911135338529</text:p>
              </table:table-cell>
              <table:table-cell office:value-type="float" office:value="0.981338992859">
                <text:p>0.981338992859</text:p>
              </table:table-cell>
              <table:table-cell office:value-type="float" office:value="0.996981436342">
                <text:p>0.996981436342</text:p>
              </table:table-cell>
              <table:table-cell office:value-type="float" office:value="0.999544376999">
                <text:p>0.999544376999</text:p>
              </table:table-cell>
              <table:table-cell office:value-type="float" office:value="0.999932581711">
                <text:p>0.999932581711</text:p>
              </table:table-cell>
              <table:table-cell office:value-type="float" office:value="0.999990085824">
                <text:p>0.9999900858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918363688582">
                <text:p>0.918363688582</text:p>
              </table:table-cell>
              <table:table-cell office:value-type="float" office:value="0.983685433653">
                <text:p>0.983685433653</text:p>
              </table:table-cell>
              <table:table-cell office:value-type="float" office:value="0.997497656768">
                <text:p>0.997497656768</text:p>
              </table:table-cell>
              <table:table-cell office:value-type="float" office:value="0.999642869473">
                <text:p>0.999642869473</text:p>
              </table:table-cell>
              <table:table-cell office:value-type="float" office:value="0.999950133707">
                <text:p>0.999950133707</text:p>
              </table:table-cell>
              <table:table-cell office:value-type="float" office:value="0.999993087698">
                <text:p>0.999993087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925270961309">
                <text:p>0.925270961309</text:p>
              </table:table-cell>
              <table:table-cell office:value-type="float" office:value="0.985775925497">
                <text:p>0.985775925497</text:p>
              </table:table-cell>
              <table:table-cell office:value-type="float" office:value="0.997929250181">
                <text:p>0.997929250181</text:p>
              </table:table-cell>
              <table:table-cell office:value-type="float" office:value="0.999720360037">
                <text:p>0.999720360037</text:p>
              </table:table-cell>
              <table:table-cell office:value-type="float" office:value="0.999963136943">
                <text:p>0.999963136943</text:p>
              </table:table-cell>
              <table:table-cell office:value-type="float" office:value="0.999995182045">
                <text:p>0.9999951820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931866467433">
                <text:p>0.931866467433</text:p>
              </table:table-cell>
              <table:table-cell office:value-type="float" office:value="0.987637455636">
                <text:p>0.987637455636</text:p>
              </table:table-cell>
              <table:table-cell office:value-type="float" office:value="0.998290033632">
                <text:p>0.998290033632</text:p>
              </table:table-cell>
              <table:table-cell office:value-type="float" office:value="0.999781324717">
                <text:p>0.999781324717</text:p>
              </table:table-cell>
              <table:table-cell office:value-type="float" office:value="0.999972770194">
                <text:p>0.999972770194</text:p>
              </table:table-cell>
              <table:table-cell office:value-type="float" office:value="0.999996643226">
                <text:p>0.9999966432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93815976769">
                <text:p>0.93815976769</text:p>
              </table:table-cell>
              <table:table-cell office:value-type="float" office:value="0.989294362807">
                <text:p>0.989294362807</text:p>
              </table:table-cell>
              <table:table-cell office:value-type="float" office:value="0.998591585288">
                <text:p>0.998591585288</text:p>
              </table:table-cell>
              <table:table-cell office:value-type="float" office:value="0.999829286458">
                <text:p>0.999829286458</text:p>
              </table:table-cell>
              <table:table-cell office:value-type="float" office:value="0.999979906803">
                <text:p>0.999979906803</text:p>
              </table:table-cell>
              <table:table-cell office:value-type="float" office:value="0.99999766266">
                <text:p>0.999997662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944160604723">
                <text:p>0.944160604723</text:p>
              </table:table-cell>
              <table:table-cell office:value-type="float" office:value="0.990768554832">
                <text:p>0.990768554832</text:p>
              </table:table-cell>
              <table:table-cell office:value-type="float" office:value="0.998843602055">
                <text:p>0.998843602055</text:p>
              </table:table-cell>
              <table:table-cell office:value-type="float" office:value="0.999867017733">
                <text:p>0.999867017733</text:p>
              </table:table-cell>
              <table:table-cell office:value-type="float" office:value="0.999985193798">
                <text:p>0.999985193798</text:p>
              </table:table-cell>
              <table:table-cell office:value-type="float" office:value="0.999998373897">
                <text:p>0.9999983738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949878840558">
                <text:p>0.949878840558</text:p>
              </table:table-cell>
              <table:table-cell office:value-type="float" office:value="0.99207971788">
                <text:p>0.99207971788</text:p>
              </table:table-cell>
              <table:table-cell office:value-type="float" office:value="0.999054201661">
                <text:p>0.999054201661</text:p>
              </table:table-cell>
              <table:table-cell office:value-type="float" office:value="0.999896700207">
                <text:p>0.999896700207</text:p>
              </table:table-cell>
              <table:table-cell office:value-type="float" office:value="0.999989110536">
                <text:p>0.999989110536</text:p>
              </table:table-cell>
              <table:table-cell office:value-type="float" office:value="0.99999887011">
                <text:p>0.999998870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955324399634">
                <text:p>0.955324399634</text:p>
              </table:table-cell>
              <table:table-cell office:value-type="float" office:value="0.993245515198">
                <text:p>0.993245515198</text:p>
              </table:table-cell>
              <table:table-cell office:value-type="float" office:value="0.99923017731">
                <text:p>0.99923017731</text:p>
              </table:table-cell>
              <table:table-cell office:value-type="float" office:value="0.999920050506">
                <text:p>0.999920050506</text:p>
              </table:table-cell>
              <table:table-cell office:value-type="float" office:value="0.999992012147">
                <text:p>0.999992012147</text:p>
              </table:table-cell>
              <table:table-cell office:value-type="float" office:value="0.999999216307">
                <text:p>0.9999992163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960507217274">
                <text:p>0.960507217274</text:p>
              </table:table-cell>
              <table:table-cell office:value-type="float" office:value="0.994281773967">
                <text:p>0.994281773967</text:p>
              </table:table-cell>
              <table:table-cell office:value-type="float" office:value="0.999377212045">
                <text:p>0.999377212045</text:p>
              </table:table-cell>
              <table:table-cell office:value-type="float" office:value="0.999938419268">
                <text:p>0.999938419268</text:p>
              </table:table-cell>
              <table:table-cell office:value-type="float" office:value="0.999994161724">
                <text:p>0.999994161724</text:p>
              </table:table-cell>
              <table:table-cell office:value-type="float" office:value="0.99999945784">
                <text:p>0.999999457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965437193446">
                <text:p>0.965437193446</text:p>
              </table:table-cell>
              <table:table-cell office:value-type="float" office:value="0.995202659531">
                <text:p>0.995202659531</text:p>
              </table:table-cell>
              <table:table-cell office:value-type="float" office:value="0.999500058946">
                <text:p>0.999500058946</text:p>
              </table:table-cell>
              <table:table-cell office:value-type="float" office:value="0.999952869123">
                <text:p>0.999952869123</text:p>
              </table:table-cell>
              <table:table-cell office:value-type="float" office:value="0.999995754176">
                <text:p>0.999995754176</text:p>
              </table:table-cell>
              <table:table-cell office:value-type="float" office:value="0.999999626352">
                <text:p>0.9999996263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970124151619">
                <text:p>0.970124151619</text:p>
              </table:table-cell>
              <table:table-cell office:value-type="float" office:value="0.996020836747">
                <text:p>0.996020836747</text:p>
              </table:table-cell>
              <table:table-cell office:value-type="float" office:value="0.999602692451">
                <text:p>0.999602692451</text:p>
              </table:table-cell>
              <table:table-cell office:value-type="float" office:value="0.999964236074">
                <text:p>0.999964236074</text:p>
              </table:table-cell>
              <table:table-cell office:value-type="float" office:value="0.999996933896">
                <text:p>0.999996933896</text:p>
              </table:table-cell>
              <table:table-cell office:value-type="float" office:value="0.999999743919">
                <text:p>0.9999997439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974577802451">
                <text:p>0.974577802451</text:p>
              </table:table-cell>
              <table:table-cell office:value-type="float" office:value="0.996747618552">
                <text:p>0.996747618552</text:p>
              </table:table-cell>
              <table:table-cell office:value-type="float" office:value="0.999688435315">
                <text:p>0.999688435315</text:p>
              </table:table-cell>
              <table:table-cell office:value-type="float" office:value="0.999973177817">
                <text:p>0.999973177817</text:p>
              </table:table-cell>
              <table:table-cell office:value-type="float" office:value="0.999997807857">
                <text:p>0.999997807857</text:p>
              </table:table-cell>
              <table:table-cell office:value-type="float" office:value="0.999999825943">
                <text:p>0.9999998259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978807712084">
                <text:p>0.978807712084</text:p>
              </table:table-cell>
              <table:table-cell office:value-type="float" office:value="0.997393102071">
                <text:p>0.997393102071</text:p>
              </table:table-cell>
              <table:table-cell office:value-type="float" office:value="0.999760065049">
                <text:p>0.999760065049</text:p>
              </table:table-cell>
              <table:table-cell office:value-type="float" office:value="0.999980211753">
                <text:p>0.999980211753</text:p>
              </table:table-cell>
              <table:table-cell office:value-type="float" office:value="0.999998455304">
                <text:p>0.999998455304</text:p>
              </table:table-cell>
              <table:table-cell office:value-type="float" office:value="0.999999883169">
                <text:p>0.9999998831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982823274732">
                <text:p>0.982823274732</text:p>
              </table:table-cell>
              <table:table-cell office:value-type="float" office:value="0.997966292813">
                <text:p>0.997966292813</text:p>
              </table:table-cell>
              <table:table-cell office:value-type="float" office:value="0.9998199031">
                <text:p>0.9998199031</text:p>
              </table:table-cell>
              <table:table-cell office:value-type="float" office:value="0.999985744912">
                <text:p>0.999985744912</text:p>
              </table:table-cell>
              <table:table-cell office:value-type="float" office:value="0.999998934944">
                <text:p>0.999998934944</text:p>
              </table:table-cell>
              <table:table-cell office:value-type="float" office:value="0.999999923094">
                <text:p>0.9999999230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986633689288">
                <text:p>0.986633689288</text:p>
              </table:table-cell>
              <table:table-cell office:value-type="float" office:value="0.998475217583">
                <text:p>0.998475217583</text:p>
              </table:table-cell>
              <table:table-cell office:value-type="float" office:value="0.999869889531">
                <text:p>0.999869889531</text:p>
              </table:table-cell>
              <table:table-cell office:value-type="float" office:value="0.999990097493">
                <text:p>0.999990097493</text:p>
              </table:table-cell>
              <table:table-cell office:value-type="float" office:value="0.999999290271">
                <text:p>0.999999290271</text:p>
              </table:table-cell>
              <table:table-cell office:value-type="float" office:value="0.999999950949">
                <text:p>0.9999999509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99024793965">
                <text:p>0.99024793965</text:p>
              </table:table-cell>
              <table:table-cell office:value-type="float" office:value="0.998927026819">
                <text:p>0.998927026819</text:p>
              </table:table-cell>
              <table:table-cell office:value-type="float" office:value="0.999911645538">
                <text:p>0.999911645538</text:p>
              </table:table-cell>
              <table:table-cell office:value-type="float" office:value="0.99999352138">
                <text:p>0.99999352138</text:p>
              </table:table-cell>
              <table:table-cell office:value-type="float" office:value="0.999999553504">
                <text:p>0.999999553504</text:p>
              </table:table-cell>
              <table:table-cell office:value-type="float" office:value="0.999999970383">
                <text:p>0.9999999703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993674778471">
                <text:p>0.993674778471</text:p>
              </table:table-cell>
              <table:table-cell office:value-type="float" office:value="0.999328087097">
                <text:p>0.999328087097</text:p>
              </table:table-cell>
              <table:table-cell office:value-type="float" office:value="0.99994652576">
                <text:p>0.99994652576</text:p>
              </table:table-cell>
              <table:table-cell office:value-type="float" office:value="0.999996214722">
                <text:p>0.999996214722</text:p>
              </table:table-cell>
              <table:table-cell office:value-type="float" office:value="0.999999748512">
                <text:p>0.999999748512</text:p>
              </table:table-cell>
              <table:table-cell office:value-type="float" office:value="0.999999983941">
                <text:p>0.9999999839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99692271404">
                <text:p>0.99692271404</text:p>
              </table:table-cell>
              <table:table-cell office:value-type="float" office:value="0.999684064559">
                <text:p>0.999684064559</text:p>
              </table:table-cell>
              <table:table-cell office:value-type="float" office:value="0.999975662036">
                <text:p>0.999975662036</text:p>
              </table:table-cell>
              <table:table-cell office:value-type="float" office:value="0.99999833339">
                <text:p>0.99999833339</text:p>
              </table:table-cell>
              <table:table-cell office:value-type="float" office:value="0.999999892977">
                <text:p>0.999999892977</text:p>
              </table:table-cell>
              <table:table-cell office:value-type="float" office:value="0.9999999934">
                <text:p>0.99999999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